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5576in"/>
    </style:style>
    <style:style style:name="TableColumn4" style:family="table-column">
      <style:table-column-properties style:column-width="0.5027in"/>
    </style:style>
    <style:style style:name="TableColumn5" style:family="table-column">
      <style:table-column-properties style:column-width="0.5034in"/>
    </style:style>
    <style:style style:name="TableColumn6" style:family="table-column">
      <style:table-column-properties style:column-width="0.5034in"/>
    </style:style>
    <style:style style:name="TableColumn7" style:family="table-column">
      <style:table-column-properties style:column-width="0.5048in"/>
    </style:style>
    <style:style style:name="TableColumn8" style:family="table-column">
      <style:table-column-properties style:column-width="0.5048in"/>
    </style:style>
    <style:style style:name="TableColumn9" style:family="table-column">
      <style:table-column-properties style:column-width="0.5048in"/>
    </style:style>
    <style:style style:name="TableColumn10" style:family="table-column">
      <style:table-column-properties style:column-width="0.5048in"/>
    </style:style>
    <style:style style:name="TableColumn11" style:family="table-column">
      <style:table-column-properties style:column-width="0.5048in"/>
    </style:style>
    <style:style style:name="TableColumn12" style:family="table-column">
      <style:table-column-properties style:column-width="0.5048in"/>
    </style:style>
    <style:style style:name="TableColumn13" style:family="table-column">
      <style:table-column-properties style:column-width="0.5048in"/>
    </style:style>
    <style:style style:name="TableColumn14" style:family="table-column">
      <style:table-column-properties style:column-width="0.5048in"/>
    </style:style>
    <style:style style:name="TableColumn15" style:family="table-column">
      <style:table-column-properties style:column-width="0.5048in"/>
    </style:style>
    <style:style style:name="TableColumn16" style:family="table-column">
      <style:table-column-properties style:column-width="0.5048in"/>
    </style:style>
    <style:style style:name="TableColumn17" style:family="table-column">
      <style:table-column-properties style:column-width="0.5048in"/>
    </style:style>
    <style:style style:name="TableColumn18" style:family="table-column">
      <style:table-column-properties style:column-width="0.5048in"/>
    </style:style>
    <style:style style:name="TableColumn19" style:family="table-column">
      <style:table-column-properties style:column-width="0.5048in"/>
    </style:style>
    <style:style style:name="TableColumn20" style:family="table-column">
      <style:table-column-properties style:column-width="0.5097in"/>
    </style:style>
    <style:style style:name="TableColumn21" style:family="table-column">
      <style:table-column-properties style:column-width="0.484in"/>
    </style:style>
    <style:style style:name="Table2" style:family="table">
      <style:table-properties style:width="9.6243in" fo:margin-left="0in" table:align="left"/>
    </style:style>
    <style:style style:name="TableRow22" style:family="table-row">
      <style:table-row-properties style:min-row-height="0.0944in"/>
    </style:style>
    <style:style style:name="TableCell23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5B9BD5" fo:hyphenate="true"/>
    </style:style>
    <style:style style:name="TableCell25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5B9BD5" fo:hyphenate="true"/>
    </style:style>
    <style:style style:name="TableCell27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5B9BD5" fo:hyphenate="true"/>
    </style:style>
    <style:style style:name="TableRow29" style:family="table-row">
      <style:table-row-properties style:min-row-height="0.1847in"/>
    </style:style>
    <style:style style:name="TableCell3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68" style:family="table-row">
      <style:table-row-properties style:min-row-height="0.1902in"/>
    </style:style>
    <style:style style:name="TableCell69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71" style:family="table-cell">
      <style:table-cell-properties fo:border="0.0069in solid #8EAADB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3" style:family="table-cell">
      <style:table-cell-properties fo:border="0.0069in solid #8EAADB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5" style:family="table-cell">
      <style:table-cell-properties fo:border="0.0069in solid #8EAADB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7" style:family="table-cell">
      <style:table-cell-properties fo:border="0.0069in solid #8EAADB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9" style:family="table-cell">
      <style:table-cell-properties fo:border="0.0069in solid #8EAADB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1" style:family="table-cell">
      <style:table-cell-properties fo:border="0.0069in solid #8EAADB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3" style:family="table-cell">
      <style:table-cell-properties fo:border="0.0069in solid #8EAADB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5" style:family="table-cell">
      <style:table-cell-properties fo:border="0.0069in solid #8EAADB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7" style:family="table-cell">
      <style:table-cell-properties fo:border="0.0069in solid #8EAADB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9" style:family="table-cell">
      <style:table-cell-properties fo:border="0.0069in solid #8EAADB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1" style:family="table-cell">
      <style:table-cell-properties fo:border="0.0069in solid #8EAADB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3" style:family="table-cell">
      <style:table-cell-properties fo:border="0.0069in solid #8EAA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5" style:family="table-cell">
      <style:table-cell-properties fo:border="0.0069in solid #8EAADB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7" style:family="table-cell">
      <style:table-cell-properties fo:border="0.0069in solid 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9" style:family="table-cell">
      <style:table-cell-properties fo:border="0.0069in solid #8EAADB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01" style:family="table-cell">
      <style:table-cell-properties fo:border="0.0069in solid #8EAA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03" style:family="table-cell">
      <style:table-cell-properties fo:border="0.0069in solid #8EAADB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05" style:family="table-cell">
      <style:table-cell-properties fo:border="0.0069in solid #8EAADB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107" style:family="table-row">
      <style:table-row-properties style:min-row-height="0.1847in"/>
    </style:style>
    <style:style style:name="TableCell108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1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146" style:family="table-row">
      <style:table-row-properties style:min-row-height="0.1902in"/>
    </style:style>
    <style:style style:name="TableCell147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149" style:family="table-cell">
      <style:table-cell-properties fo:border="0.0069in solid #8EAADB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51" style:family="table-cell">
      <style:table-cell-properties fo:border="0.0069in solid #8EAADB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53" style:family="table-cell">
      <style:table-cell-properties fo:border="0.0069in solid #8EAADB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55" style:family="table-cell">
      <style:table-cell-properties fo:border="0.0069in solid #8EAADB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57" style:family="table-cell">
      <style:table-cell-properties fo:border="0.0069in solid #8EAA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59" style:family="table-cell">
      <style:table-cell-properties fo:border="0.0069in solid #8EAADB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61" style:family="table-cell">
      <style:table-cell-properties fo:border="0.0069in solid #8EAADB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63" style:family="table-cell">
      <style:table-cell-properties fo:border="0.0069in solid #8EAADB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65" style:family="table-cell">
      <style:table-cell-properties fo:border="0.0069in solid #8EAADB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67" style:family="table-cell">
      <style:table-cell-properties fo:border="0.0069in solid #8EAADB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69" style:family="table-cell">
      <style:table-cell-properties fo:border="0.0069in solid #8EAADB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71" style:family="table-cell">
      <style:table-cell-properties fo:border="0.0069in solid #8EAADB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73" style:family="table-cell">
      <style:table-cell-properties fo:border="0.0069in solid #8EAADB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75" style:family="table-cell">
      <style:table-cell-properties fo:border="0.0069in solid #8EAADB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77" style:family="table-cell">
      <style:table-cell-properties fo:border="0.0069in solid #8EAADB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79" style:family="table-cell">
      <style:table-cell-properties fo:border="0.0069in solid #8EAA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81" style:family="table-cell">
      <style:table-cell-properties fo:border="0.0069in solid #8EAADB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83" style:family="table-cell">
      <style:table-cell-properties fo:border="0.0069in solid #8EAADB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185" style:family="table-row">
      <style:table-row-properties style:min-row-height="0.1847in"/>
    </style:style>
    <style:style style:name="TableCell186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1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1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224" style:family="table-row">
      <style:table-row-properties style:min-row-height="0.1902in"/>
    </style:style>
    <style:style style:name="TableCell22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227" style:family="table-cell">
      <style:table-cell-properties fo:border="0.0069in solid #8EAADB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29" style:family="table-cell">
      <style:table-cell-properties fo:border="0.0069in solid #8EAADB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31" style:family="table-cell">
      <style:table-cell-properties fo:border="0.0069in solid #8EAADB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33" style:family="table-cell">
      <style:table-cell-properties fo:border="0.0069in solid #8EAADB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35" style:family="table-cell">
      <style:table-cell-properties fo:border="0.0069in solid #8EAADB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37" style:family="table-cell">
      <style:table-cell-properties fo:border="0.0069in solid #8EAADB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39" style:family="table-cell">
      <style:table-cell-properties fo:border="0.0069in solid #8EAADB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41" style:family="table-cell">
      <style:table-cell-properties fo:border="0.0069in solid #8EAADB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43" style:family="table-cell">
      <style:table-cell-properties fo:border="0.0069in solid #8EAADB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45" style:family="table-cell">
      <style:table-cell-properties fo:border="0.0069in solid #8EAADB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47" style:family="table-cell">
      <style:table-cell-properties fo:border="0.0069in solid #8EAADB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49" style:family="table-cell">
      <style:table-cell-properties fo:border="0.0069in solid #8EAA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51" style:family="table-cell">
      <style:table-cell-properties fo:border="0.0069in solid #8EAADB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53" style:family="table-cell">
      <style:table-cell-properties fo:border="0.0069in solid #8EAADB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55" style:family="table-cell">
      <style:table-cell-properties fo:border="0.0069in solid #8EAA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57" style:family="table-cell">
      <style:table-cell-properties fo:border="0.0069in solid #8EAADB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59" style:family="table-cell">
      <style:table-cell-properties fo:border="0.0069in solid #8EAADB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61" style:family="table-cell">
      <style:table-cell-properties fo:border="0.0069in solid #8EAADB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263" style:family="table-row">
      <style:table-row-properties style:min-row-height="0.1847in"/>
    </style:style>
    <style:style style:name="TableCell264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2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2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302" style:family="table-row">
      <style:table-row-properties style:min-row-height="0.1902in"/>
    </style:style>
    <style:style style:name="TableCell303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305" style:family="table-cell">
      <style:table-cell-properties fo:border="0.0069in solid #8EAADB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07" style:family="table-cell">
      <style:table-cell-properties fo:border="0.0069in solid #8EAADB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09" style:family="table-cell">
      <style:table-cell-properties fo:border="0.0069in solid #8EAADB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11" style:family="table-cell">
      <style:table-cell-properties fo:border="0.0069in solid #8EAADB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13" style:family="table-cell">
      <style:table-cell-properties fo:border="0.0069in solid #8EAADB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15" style:family="table-cell">
      <style:table-cell-properties fo:border="0.0069in solid #8EAADB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17" style:family="table-cell">
      <style:table-cell-properties fo:border="0.0069in solid #8EAADB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19" style:family="table-cell">
      <style:table-cell-properties fo:border="0.0069in solid #8EAADB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21" style:family="table-cell">
      <style:table-cell-properties fo:border="0.0069in solid #8EAA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23" style:family="table-cell">
      <style:table-cell-properties fo:border="0.0069in solid #8EAADB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25" style:family="table-cell">
      <style:table-cell-properties fo:border="0.0069in solid #8EAADB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27" style:family="table-cell">
      <style:table-cell-properties fo:border="0.0069in solid #8EAADB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29" style:family="table-cell">
      <style:table-cell-properties fo:border="0.0069in solid #8EAADB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31" style:family="table-cell">
      <style:table-cell-properties fo:border="0.0069in solid #8EAADB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33" style:family="table-cell">
      <style:table-cell-properties fo:border="0.0069in solid #8EAADB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35" style:family="table-cell">
      <style:table-cell-properties fo:border="0.0069in solid #8EAADB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37" style:family="table-cell">
      <style:table-cell-properties fo:border="0.0069in solid #8EAADB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39" style:family="table-cell">
      <style:table-cell-properties fo:border="0.0069in solid #8EAADB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341" style:family="table-row">
      <style:table-row-properties style:min-row-height="0.1847in"/>
    </style:style>
    <style:style style:name="TableCell342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3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380" style:family="table-row">
      <style:table-row-properties style:min-row-height="0.1902in"/>
    </style:style>
    <style:style style:name="TableCell381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383" style:family="table-cell">
      <style:table-cell-properties fo:border="0.0069in solid #8EAADB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85" style:family="table-cell">
      <style:table-cell-properties fo:border="0.0069in solid #8EAADB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87" style:family="table-cell">
      <style:table-cell-properties fo:border="0.0069in solid #8EAADB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89" style:family="table-cell">
      <style:table-cell-properties fo:border="0.0069in solid #8EAADB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91" style:family="table-cell">
      <style:table-cell-properties fo:border="0.0069in solid #8EAADB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93" style:family="table-cell">
      <style:table-cell-properties fo:border="0.0069in solid #8EAA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95" style:family="table-cell">
      <style:table-cell-properties fo:border="0.0069in solid #8EAADB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97" style:family="table-cell">
      <style:table-cell-properties fo:border="0.0069in solid #8EAADB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399" style:family="table-cell">
      <style:table-cell-properties fo:border="0.0069in solid #8EAADB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01" style:family="table-cell">
      <style:table-cell-properties fo:border="0.0069in solid #8EAADB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03" style:family="table-cell">
      <style:table-cell-properties fo:border="0.0069in solid #8EAADB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05" style:family="table-cell">
      <style:table-cell-properties fo:border="0.0069in solid #8EAADB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07" style:family="table-cell">
      <style:table-cell-properties fo:border="0.0069in solid #8EAADB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09" style:family="table-cell">
      <style:table-cell-properties fo:border="0.0069in solid #8EAADB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11" style:family="table-cell">
      <style:table-cell-properties fo:border="0.0069in solid #8EAADB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13" style:family="table-cell">
      <style:table-cell-properties fo:border="0.0069in solid #8EAADB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15" style:family="table-cell">
      <style:table-cell-properties fo:border="0.0069in solid #8EAADB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17" style:family="table-cell">
      <style:table-cell-properties fo:border="0.0069in solid #8EAADB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419" style:family="table-row">
      <style:table-row-properties style:min-row-height="0.1847in"/>
    </style:style>
    <style:style style:name="TableCell42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4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458" style:family="table-row">
      <style:table-row-properties style:min-row-height="0.0895in"/>
    </style:style>
    <style:style style:name="TableCell459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461" style:family="table-cell">
      <style:table-cell-properties fo:border="0.0069in solid #8EAADB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63" style:family="table-cell">
      <style:table-cell-properties fo:border="0.0069in solid #8EAADB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65" style:family="table-cell">
      <style:table-cell-properties fo:border="0.0069in solid #8EAADB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67" style:family="table-cell">
      <style:table-cell-properties fo:border="0.0069in solid #8EAADB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69" style:family="table-cell">
      <style:table-cell-properties fo:border="0.0069in solid #8EAADB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71" style:family="table-cell">
      <style:table-cell-properties fo:border="0.0069in solid #8EAADB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73" style:family="table-cell">
      <style:table-cell-properties fo:border="0.0069in solid #8EAADB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75" style:family="table-cell">
      <style:table-cell-properties fo:border="0.0069in solid #8EAADB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77" style:family="table-cell">
      <style:table-cell-properties fo:border="0.0069in solid #8EAADB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79" style:family="table-cell">
      <style:table-cell-properties fo:border="0.0069in solid #8EAADB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81" style:family="table-cell">
      <style:table-cell-properties fo:border="0.0069in solid #8EAADB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83" style:family="table-cell">
      <style:table-cell-properties fo:border="0.0069in solid #8EAADB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85" style:family="table-cell">
      <style:table-cell-properties fo:border="0.0069in solid #8EAADB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87" style:family="table-cell">
      <style:table-cell-properties fo:border="0.0069in solid #8EAADB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89" style:family="table-cell">
      <style:table-cell-properties fo:border="0.0069in solid #8EAADB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91" style:family="table-cell">
      <style:table-cell-properties fo:border="0.0069in solid #8EAADB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93" style:family="table-cell">
      <style:table-cell-properties fo:border="0.0069in solid #8EAADB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495" style:family="table-cell">
      <style:table-cell-properties fo:border="0.0069in solid #8EAADB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P497" style:parent-style-name="Normal" style:family="paragraph">
      <style:text-properties fo:hyphenate="true"/>
    </style:style>
    <style:style style:name="TableColumn499" style:family="table-column">
      <style:table-column-properties style:column-width="0.8791in"/>
    </style:style>
    <style:style style:name="TableColumn500" style:family="table-column">
      <style:table-column-properties style:column-width="0.7923in"/>
    </style:style>
    <style:style style:name="TableColumn501" style:family="table-column">
      <style:table-column-properties style:column-width="0.7937in"/>
    </style:style>
    <style:style style:name="TableColumn502" style:family="table-column">
      <style:table-column-properties style:column-width="0.7937in"/>
    </style:style>
    <style:style style:name="TableColumn503" style:family="table-column">
      <style:table-column-properties style:column-width="0.7958in"/>
    </style:style>
    <style:style style:name="TableColumn504" style:family="table-column">
      <style:table-column-properties style:column-width="0.7958in"/>
    </style:style>
    <style:style style:name="TableColumn505" style:family="table-column">
      <style:table-column-properties style:column-width="0.7958in"/>
    </style:style>
    <style:style style:name="TableColumn506" style:family="table-column">
      <style:table-column-properties style:column-width="0.7958in"/>
    </style:style>
    <style:style style:name="TableColumn507" style:family="table-column">
      <style:table-column-properties style:column-width="0.7958in"/>
    </style:style>
    <style:style style:name="TableColumn508" style:family="table-column">
      <style:table-column-properties style:column-width="0.7958in"/>
    </style:style>
    <style:style style:name="TableColumn509" style:family="table-column">
      <style:table-column-properties style:column-width="0.7958in"/>
    </style:style>
    <style:style style:name="TableColumn510" style:family="table-column">
      <style:table-column-properties style:column-width="0.7958in"/>
    </style:style>
    <style:style style:name="Table498" style:family="table">
      <style:table-properties style:width="9.6256in" fo:margin-left="-0.0034in" table:align="left"/>
    </style:style>
    <style:style style:name="TableRow511" style:family="table-row">
      <style:table-row-properties style:min-row-height="0.0951in"/>
    </style:style>
    <style:style style:name="TableCell512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5B9BD5" fo:hyphenate="true"/>
    </style:style>
    <style:style style:name="TableRow514" style:family="table-row">
      <style:table-row-properties style:min-row-height="0.1861in"/>
    </style:style>
    <style:style style:name="TableCell51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5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539" style:family="table-row">
      <style:table-row-properties style:min-row-height="0.1909in"/>
    </style:style>
    <style:style style:name="TableCell54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542" style:family="table-cell">
      <style:table-cell-properties fo:border="0.0069in solid #8EAADB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44" style:family="table-cell">
      <style:table-cell-properties fo:border="0.0069in solid #8EAADB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46" style:family="table-cell">
      <style:table-cell-properties fo:border="0.0069in solid #8EAADB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48" style:family="table-cell">
      <style:table-cell-properties fo:border="0.0069in solid #8EAADB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50" style:family="table-cell">
      <style:table-cell-properties fo:border="0.0069in solid #8EAADB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52" style:family="table-cell">
      <style:table-cell-properties fo:border="0.0069in solid #8EAADB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54" style:family="table-cell">
      <style:table-cell-properties fo:border="0.0069in solid #8EAADB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56" style:family="table-cell">
      <style:table-cell-properties fo:border="0.0069in solid #8EAADB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58" style:family="table-cell">
      <style:table-cell-properties fo:border="0.0069in solid #8EAADB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60" style:family="table-cell">
      <style:table-cell-properties fo:border="0.0069in solid #8EAADB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62" style:family="table-cell">
      <style:table-cell-properties fo:border="0.0069in solid #8EAADB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564" style:family="table-row">
      <style:table-row-properties style:min-row-height="0.1861in"/>
    </style:style>
    <style:style style:name="TableCell56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5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589" style:family="table-row">
      <style:table-row-properties style:min-row-height="0.1909in"/>
    </style:style>
    <style:style style:name="TableCell59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592" style:family="table-cell">
      <style:table-cell-properties fo:border="0.0069in solid #8EAADB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94" style:family="table-cell">
      <style:table-cell-properties fo:border="0.0069in solid #8EAADB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96" style:family="table-cell">
      <style:table-cell-properties fo:border="0.0069in solid #8EAADB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598" style:family="table-cell">
      <style:table-cell-properties fo:border="0.0069in solid #8EAADB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00" style:family="table-cell">
      <style:table-cell-properties fo:border="0.0069in solid #8EAADB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02" style:family="table-cell">
      <style:table-cell-properties fo:border="0.0069in solid #8EAADB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04" style:family="table-cell">
      <style:table-cell-properties fo:border="0.0069in solid #8EAADB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06" style:family="table-cell">
      <style:table-cell-properties fo:border="0.0069in solid #8EAADB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08" style:family="table-cell">
      <style:table-cell-properties fo:border="0.0069in solid #8EAADB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10" style:family="table-cell">
      <style:table-cell-properties fo:border="0.0069in solid #8EAADB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12" style:family="table-cell">
      <style:table-cell-properties fo:border="0.0069in solid #8EAADB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614" style:family="table-row">
      <style:table-row-properties style:min-row-height="0.1861in"/>
    </style:style>
    <style:style style:name="TableCell61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6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639" style:family="table-row">
      <style:table-row-properties style:min-row-height="0.1909in"/>
    </style:style>
    <style:style style:name="TableCell64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642" style:family="table-cell">
      <style:table-cell-properties fo:border="0.0069in solid #8EAADB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44" style:family="table-cell">
      <style:table-cell-properties fo:border="0.0069in solid #8EAADB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46" style:family="table-cell">
      <style:table-cell-properties fo:border="0.0069in solid #8EAADB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48" style:family="table-cell">
      <style:table-cell-properties fo:border="0.0069in solid #8EAADB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50" style:family="table-cell">
      <style:table-cell-properties fo:border="0.0069in solid #8EAADB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52" style:family="table-cell">
      <style:table-cell-properties fo:border="0.0069in solid #8EAADB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54" style:family="table-cell">
      <style:table-cell-properties fo:border="0.0069in solid #8EAADB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56" style:family="table-cell">
      <style:table-cell-properties fo:border="0.0069in solid #8EAADB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58" style:family="table-cell">
      <style:table-cell-properties fo:border="0.0069in solid #8EAADB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60" style:family="table-cell">
      <style:table-cell-properties fo:border="0.0069in solid #8EAADB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62" style:family="table-cell">
      <style:table-cell-properties fo:border="0.0069in solid #8EAADB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664" style:family="table-row">
      <style:table-row-properties style:min-row-height="0.1861in"/>
    </style:style>
    <style:style style:name="TableCell66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6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689" style:family="table-row">
      <style:table-row-properties style:min-row-height="0.1909in"/>
    </style:style>
    <style:style style:name="TableCell69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692" style:family="table-cell">
      <style:table-cell-properties fo:border="0.0069in solid #8EAADB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94" style:family="table-cell">
      <style:table-cell-properties fo:border="0.0069in solid #8EAADB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96" style:family="table-cell">
      <style:table-cell-properties fo:border="0.0069in solid #8EAADB" style:writing-mode="lr-tb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698" style:family="table-cell">
      <style:table-cell-properties fo:border="0.0069in solid #8EAADB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00" style:family="table-cell">
      <style:table-cell-properties fo:border="0.0069in solid #8EAADB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02" style:family="table-cell">
      <style:table-cell-properties fo:border="0.0069in solid #8EAADB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04" style:family="table-cell">
      <style:table-cell-properties fo:border="0.0069in solid #8EAADB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06" style:family="table-cell">
      <style:table-cell-properties fo:border="0.0069in solid #8EAADB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08" style:family="table-cell">
      <style:table-cell-properties fo:border="0.0069in solid #8EAADB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10" style:family="table-cell">
      <style:table-cell-properties fo:border="0.0069in solid #8EAADB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12" style:family="table-cell">
      <style:table-cell-properties fo:border="0.0069in solid #8EAADB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714" style:family="table-row">
      <style:table-row-properties style:min-row-height="0.1861in"/>
    </style:style>
    <style:style style:name="TableCell71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7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739" style:family="table-row">
      <style:table-row-properties style:min-row-height="0.1909in"/>
    </style:style>
    <style:style style:name="TableCell74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742" style:family="table-cell">
      <style:table-cell-properties fo:border="0.0069in solid #8EAADB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44" style:family="table-cell">
      <style:table-cell-properties fo:border="0.0069in solid #8EAADB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46" style:family="table-cell">
      <style:table-cell-properties fo:border="0.0069in solid #8EAADB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48" style:family="table-cell">
      <style:table-cell-properties fo:border="0.0069in solid #8EAADB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50" style:family="table-cell">
      <style:table-cell-properties fo:border="0.0069in solid #8EAADB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52" style:family="table-cell">
      <style:table-cell-properties fo:border="0.0069in solid #8EAADB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54" style:family="table-cell">
      <style:table-cell-properties fo:border="0.0069in solid #8EAADB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56" style:family="table-cell">
      <style:table-cell-properties fo:border="0.0069in solid #8EAADB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58" style:family="table-cell">
      <style:table-cell-properties fo:border="0.0069in solid #8EAADB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60" style:family="table-cell">
      <style:table-cell-properties fo:border="0.0069in solid #8EAADB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62" style:family="table-cell">
      <style:table-cell-properties fo:border="0.0069in solid #8EAADB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764" style:family="table-row">
      <style:table-row-properties style:min-row-height="0.1861in"/>
    </style:style>
    <style:style style:name="TableCell76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7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789" style:family="table-row">
      <style:table-row-properties style:min-row-height="0.0895in"/>
    </style:style>
    <style:style style:name="TableCell79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792" style:family="table-cell">
      <style:table-cell-properties fo:border="0.0069in solid #8EAADB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94" style:family="table-cell">
      <style:table-cell-properties fo:border="0.0069in solid #8EAADB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96" style:family="table-cell">
      <style:table-cell-properties fo:border="0.0069in solid #8EAADB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798" style:family="table-cell">
      <style:table-cell-properties fo:border="0.0069in solid #8EAADB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00" style:family="table-cell">
      <style:table-cell-properties fo:border="0.0069in solid #8EAADB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02" style:family="table-cell">
      <style:table-cell-properties fo:border="0.0069in solid #8EAADB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04" style:family="table-cell">
      <style:table-cell-properties fo:border="0.0069in solid #8EAADB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06" style:family="table-cell">
      <style:table-cell-properties fo:border="0.0069in solid #8EAADB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08" style:family="table-cell">
      <style:table-cell-properties fo:border="0.0069in solid #8EAADB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10" style:family="table-cell">
      <style:table-cell-properties fo:border="0.0069in solid #8EAADB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12" style:family="table-cell">
      <style:table-cell-properties fo:border="0.0069in solid #8EAADB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P814" style:parent-style-name="Normal" style:family="paragraph">
      <style:text-properties fo:hyphenate="true"/>
    </style:style>
    <style:style style:name="TableColumn816" style:family="table-column">
      <style:table-column-properties style:column-width="1.6909in"/>
    </style:style>
    <style:style style:name="TableColumn817" style:family="table-column">
      <style:table-column-properties style:column-width="1.5277in"/>
    </style:style>
    <style:style style:name="TableColumn818" style:family="table-column">
      <style:table-column-properties style:column-width="1.5312in"/>
    </style:style>
    <style:style style:name="TableColumn819" style:family="table-column">
      <style:table-column-properties style:column-width="1.5284in"/>
    </style:style>
    <style:style style:name="TableColumn820" style:family="table-column">
      <style:table-column-properties style:column-width="1.5312in"/>
    </style:style>
    <style:style style:name="TableColumn821" style:family="table-column">
      <style:table-column-properties style:column-width="1.5333in"/>
    </style:style>
    <style:style style:name="Table815" style:family="table">
      <style:table-properties style:width="9.343in" fo:margin-left="-0.0034in" table:align="left"/>
    </style:style>
    <style:style style:name="TableRow822" style:family="table-row">
      <style:table-row-properties style:min-row-height="0.1694in"/>
    </style:style>
    <style:style style:name="TableCell823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5B9BD5" fo:hyphenate="true"/>
    </style:style>
    <style:style style:name="TableCell825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5B9BD5" fo:hyphenate="true"/>
    </style:style>
    <style:style style:name="TableRow827" style:family="table-row">
      <style:table-row-properties style:min-row-height="0.1694in"/>
    </style:style>
    <style:style style:name="TableCell828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8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840" style:family="table-row">
      <style:table-row-properties style:min-row-height="0.1736in"/>
    </style:style>
    <style:style style:name="TableCell841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843" style:family="table-cell">
      <style:table-cell-properties fo:border="0.0069in solid #8EAADB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45" style:family="table-cell">
      <style:table-cell-properties fo:border="0.0069in solid #8EAADB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47" style:family="table-cell">
      <style:table-cell-properties fo:border="0.0069in solid #8EAADB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49" style:family="table-cell">
      <style:table-cell-properties fo:border="0.0069in solid #8EAADB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51" style:family="table-cell">
      <style:table-cell-properties fo:border="0.0069in solid #8EAADB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853" style:family="table-row">
      <style:table-row-properties style:min-row-height="0.1694in"/>
    </style:style>
    <style:style style:name="TableCell854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8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866" style:family="table-row">
      <style:table-row-properties style:min-row-height="0.1736in"/>
    </style:style>
    <style:style style:name="TableCell867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869" style:family="table-cell">
      <style:table-cell-properties fo:border="0.0069in solid #8EAADB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71" style:family="table-cell">
      <style:table-cell-properties fo:border="0.0069in solid #8EAADB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73" style:family="table-cell">
      <style:table-cell-properties fo:border="0.0069in solid #8EAADB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75" style:family="table-cell">
      <style:table-cell-properties fo:border="0.0069in solid #8EAADB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77" style:family="table-cell">
      <style:table-cell-properties fo:border="0.0069in solid #8EAADB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879" style:family="table-row">
      <style:table-row-properties style:min-row-height="0.1694in"/>
    </style:style>
    <style:style style:name="TableCell880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8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892" style:family="table-row">
      <style:table-row-properties style:min-row-height="0.1736in"/>
    </style:style>
    <style:style style:name="TableCell893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895" style:family="table-cell">
      <style:table-cell-properties fo:border="0.0069in solid #8EAADB" style:writing-mode="lr-tb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97" style:family="table-cell">
      <style:table-cell-properties fo:border="0.0069in solid #8EAADB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899" style:family="table-cell">
      <style:table-cell-properties fo:border="0.0069in solid #8EAADB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01" style:family="table-cell">
      <style:table-cell-properties fo:border="0.0069in solid #8EAADB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03" style:family="table-cell">
      <style:table-cell-properties fo:border="0.0069in solid #8EAADB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905" style:family="table-row">
      <style:table-row-properties style:min-row-height="0.1694in"/>
    </style:style>
    <style:style style:name="TableCell906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9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918" style:family="table-row">
      <style:table-row-properties style:min-row-height="0.1736in"/>
    </style:style>
    <style:style style:name="TableCell919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921" style:family="table-cell">
      <style:table-cell-properties fo:border="0.0069in solid #8EAADB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23" style:family="table-cell">
      <style:table-cell-properties fo:border="0.0069in solid #8EAADB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25" style:family="table-cell">
      <style:table-cell-properties fo:border="0.0069in solid #8EAADB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27" style:family="table-cell">
      <style:table-cell-properties fo:border="0.0069in solid #8EAADB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29" style:family="table-cell">
      <style:table-cell-properties fo:border="0.0069in solid #8EAADB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931" style:family="table-row">
      <style:table-row-properties style:min-row-height="0.1694in"/>
    </style:style>
    <style:style style:name="TableCell932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9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944" style:family="table-row">
      <style:table-row-properties style:min-row-height="0.1736in"/>
    </style:style>
    <style:style style:name="TableCell94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947" style:family="table-cell">
      <style:table-cell-properties fo:border="0.0069in solid #8EAADB" style:writing-mode="lr-tb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49" style:family="table-cell">
      <style:table-cell-properties fo:border="0.0069in solid #8EAADB" style:writing-mode="lr-tb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51" style:family="table-cell">
      <style:table-cell-properties fo:border="0.0069in solid #8EAADB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53" style:family="table-cell">
      <style:table-cell-properties fo:border="0.0069in solid #8EAADB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55" style:family="table-cell">
      <style:table-cell-properties fo:border="0.0069in solid #8EAADB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957" style:family="table-row">
      <style:table-row-properties style:min-row-height="0.1694in"/>
    </style:style>
    <style:style style:name="TableCell958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9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Row970" style:family="table-row">
      <style:table-row-properties style:min-row-height="0.0805in"/>
    </style:style>
    <style:style style:name="TableCell971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 fo:hyphenate="true"/>
    </style:style>
    <style:style style:name="TableCell973" style:family="table-cell">
      <style:table-cell-properties fo:border="0.0069in solid #8EAADB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75" style:family="table-cell">
      <style:table-cell-properties fo:border="0.0069in solid #8EAADB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77" style:family="table-cell">
      <style:table-cell-properties fo:border="0.0069in solid #8EAADB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79" style:family="table-cell">
      <style:table-cell-properties fo:border="0.0069in solid #8EAADB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TableCell981" style:family="table-cell">
      <style:table-cell-properties fo:border="0.0069in solid #8EAADB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  <style:text-properties fo:color="#5B9BD5" fo:hyphenate="true"/>
    </style:style>
    <style:style style:name="P983" style:parent-style-name="Normal" style:family="paragraph">
      <style:paragraph-properties fo:break-before="page"/>
      <style:text-properties fo:hyphenate="true"/>
    </style:style>
    <style:style style:name="TableColumn985" style:family="table-column">
      <style:table-column-properties style:column-width="1.1013in"/>
    </style:style>
    <style:style style:name="TableColumn986" style:family="table-column">
      <style:table-column-properties style:column-width="0.6673in"/>
    </style:style>
    <style:style style:name="TableColumn987" style:family="table-column">
      <style:table-column-properties style:column-width="0.7069in"/>
    </style:style>
    <style:style style:name="TableColumn988" style:family="table-column">
      <style:table-column-properties style:column-width="0.8243in"/>
    </style:style>
    <style:style style:name="TableColumn989" style:family="table-column">
      <style:table-column-properties style:column-width="0.8243in"/>
    </style:style>
    <style:style style:name="TableColumn990" style:family="table-column">
      <style:table-column-properties style:column-width="0.8243in"/>
    </style:style>
    <style:style style:name="TableColumn991" style:family="table-column">
      <style:table-column-properties style:column-width="0.8243in"/>
    </style:style>
    <style:style style:name="TableColumn992" style:family="table-column">
      <style:table-column-properties style:column-width="0.8243in"/>
    </style:style>
    <style:style style:name="TableColumn993" style:family="table-column">
      <style:table-column-properties style:column-width="0.825in"/>
    </style:style>
    <style:style style:name="TableColumn994" style:family="table-column">
      <style:table-column-properties style:column-width="0.825in"/>
    </style:style>
    <style:style style:name="TableColumn995" style:family="table-column">
      <style:table-column-properties style:column-width="0.825in"/>
    </style:style>
    <style:style style:name="TableColumn996" style:family="table-column">
      <style:table-column-properties style:column-width="0.825in"/>
    </style:style>
    <style:style style:name="TableColumn997" style:family="table-column">
      <style:table-column-properties style:column-width="0.018in"/>
    </style:style>
    <style:style style:name="Table984" style:family="table">
      <style:table-properties style:width="9.9152in" fo:margin-left="0in" table:align="left"/>
    </style:style>
    <style:style style:name="TableRow998" style:family="table-row">
      <style:table-row-properties style:min-row-height="0.1937in"/>
    </style:style>
    <style:style style:name="TableCell999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2F5496"/>
    </style:style>
    <style:style style:name="TableCell1001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2F5496"/>
    </style:style>
    <style:style style:name="TableRow1003" style:family="table-row">
      <style:table-row-properties style:min-row-height="0.1826in"/>
    </style:style>
    <style:style style:name="TableCell1004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0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bottom="0in" fo:line-height="100%"/>
      <style:text-properties fo:color="#2F5496"/>
    </style:style>
    <style:style style:name="TableCell10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bottom="0in" fo:line-height="100%"/>
      <style:text-properties fo:color="#2F5496"/>
    </style:style>
    <style:style style:name="TableCell10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 fo:line-height="100%"/>
      <style:text-properties fo:color="#2F5496"/>
    </style:style>
    <style:style style:name="TableCell10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bottom="0in" fo:line-height="100%"/>
      <style:text-properties fo:color="#2F5496"/>
    </style:style>
    <style:style style:name="TableCell10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bottom="0in" fo:line-height="100%"/>
      <style:text-properties fo:color="#2F5496"/>
    </style:style>
    <style:style style:name="TableCell10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 fo:margin-bottom="0in" fo:line-height="100%"/>
      <style:text-properties fo:color="#2F5496"/>
    </style:style>
    <style:style style:name="TableCell10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  <style:text-properties fo:color="#2F5496"/>
    </style:style>
    <style:style style:name="TableCell10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/>
      <style:text-properties fo:color="#2F5496"/>
    </style:style>
    <style:style style:name="TableCell10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 fo:margin-bottom="0in" fo:line-height="100%"/>
      <style:text-properties fo:color="#2F5496"/>
    </style:style>
    <style:style style:name="TableCell10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bottom="0in" fo:line-height="100%"/>
      <style:text-properties fo:color="#2F5496"/>
    </style:style>
    <style:style style:name="TableCell10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  <style:text-properties fo:color="#2F5496"/>
    </style:style>
    <style:style style:name="TableCell1028" style:family="table-cell">
      <style:table-cell-properties fo:border="none" style:writing-mode="lr-tb" fo:padding-top="0in" fo:padding-left="0.0069in" fo:padding-bottom="0in" fo:padding-right="0.0069in"/>
    </style:style>
    <style:style style:name="P1029" style:parent-style-name="Normal" style:family="paragraph">
      <style:paragraph-properties fo:text-align="center" fo:margin-bottom="0in" fo:line-height="100%"/>
      <style:text-properties fo:color="#2F5496"/>
    </style:style>
    <style:style style:name="TableRow1030" style:family="table-row">
      <style:table-row-properties style:min-row-height="0.1937in"/>
    </style:style>
    <style:style style:name="TableCell1031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033" style:family="table-cell">
      <style:table-cell-properties fo:border="0.0069in solid #8EAADB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/>
      <style:text-properties fo:color="#2F5496"/>
    </style:style>
    <style:style style:name="TableCell1035" style:family="table-cell">
      <style:table-cell-properties fo:border="0.0069in solid #8EAADB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 fo:line-height="100%"/>
      <style:text-properties fo:color="#2F5496"/>
    </style:style>
    <style:style style:name="TableCell1037" style:family="table-cell">
      <style:table-cell-properties fo:border="0.0069in solid #8EAADB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  <style:text-properties fo:color="#2F5496"/>
    </style:style>
    <style:style style:name="TableCell1039" style:family="table-cell">
      <style:table-cell-properties fo:border="0.0069in solid #8EAADB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  <style:text-properties fo:color="#2F5496"/>
    </style:style>
    <style:style style:name="TableCell1041" style:family="table-cell">
      <style:table-cell-properties fo:border="0.0069in solid #8EAADB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  <style:text-properties fo:color="#2F5496"/>
    </style:style>
    <style:style style:name="TableCell1043" style:family="table-cell">
      <style:table-cell-properties fo:border="0.0069in solid #8EAADB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  <style:text-properties fo:color="#2F5496"/>
    </style:style>
    <style:style style:name="TableCell1045" style:family="table-cell">
      <style:table-cell-properties fo:border="0.0069in solid #8EAADB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bottom="0in" fo:line-height="100%"/>
      <style:text-properties fo:color="#2F5496"/>
    </style:style>
    <style:style style:name="TableCell1047" style:family="table-cell">
      <style:table-cell-properties fo:border="0.0069in solid #8EAADB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bottom="0in" fo:line-height="100%"/>
      <style:text-properties fo:color="#2F5496"/>
    </style:style>
    <style:style style:name="TableCell1049" style:family="table-cell">
      <style:table-cell-properties fo:border="0.0069in solid #8EAADB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  <style:text-properties fo:color="#2F5496"/>
    </style:style>
    <style:style style:name="TableCell1051" style:family="table-cell">
      <style:table-cell-properties fo:border="0.0069in solid #8EAADB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  <style:text-properties fo:color="#2F5496"/>
    </style:style>
    <style:style style:name="TableCell1053" style:family="table-cell">
      <style:table-cell-properties fo:border="0.0069in solid #8EAADB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  <style:text-properties fo:color="#2F5496"/>
    </style:style>
    <style:style style:name="TableCell1055" style:family="table-cell">
      <style:table-cell-properties fo:border="none" style:writing-mode="lr-tb" fo:padding-top="0in" fo:padding-left="0.0069in" fo:padding-bottom="0in" fo:padding-right="0.0069in"/>
    </style:style>
    <style:style style:name="P1056" style:parent-style-name="Normal" style:family="paragraph">
      <style:paragraph-properties fo:text-align="center" fo:margin-bottom="0in" fo:line-height="100%"/>
      <style:text-properties fo:color="#2F5496"/>
    </style:style>
    <style:style style:name="TableRow1057" style:family="table-row">
      <style:table-row-properties style:min-row-height="0.1826in"/>
    </style:style>
    <style:style style:name="TableCell1058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0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center" fo:margin-bottom="0in" fo:line-height="100%"/>
      <style:text-properties fo:color="#2F5496"/>
    </style:style>
    <style:style style:name="TableCell10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  <style:text-properties fo:color="#2F5496"/>
    </style:style>
    <style:style style:name="TableCell10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  <style:text-properties fo:color="#2F5496"/>
    </style:style>
    <style:style style:name="TableCell10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  <style:text-properties fo:color="#2F5496"/>
    </style:style>
    <style:style style:name="TableCell10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text-align="center" fo:margin-bottom="0in" fo:line-height="100%"/>
      <style:text-properties fo:color="#2F5496"/>
    </style:style>
    <style:style style:name="TableCell10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text-align="center" fo:margin-bottom="0in" fo:line-height="100%"/>
      <style:text-properties fo:color="#2F5496"/>
    </style:style>
    <style:style style:name="TableCell10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text-align="center" fo:margin-bottom="0in" fo:line-height="100%"/>
      <style:text-properties fo:color="#2F5496"/>
    </style:style>
    <style:style style:name="TableCell10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center" fo:margin-bottom="0in" fo:line-height="100%"/>
      <style:text-properties fo:color="#2F5496"/>
    </style:style>
    <style:style style:name="TableCell10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text-align="center" fo:margin-bottom="0in" fo:line-height="100%"/>
      <style:text-properties fo:color="#2F5496"/>
    </style:style>
    <style:style style:name="TableCell10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text-align="center" fo:margin-bottom="0in" fo:line-height="100%"/>
      <style:text-properties fo:color="#2F5496"/>
    </style:style>
    <style:style style:name="TableCell10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text-align="center" fo:margin-bottom="0in" fo:line-height="100%"/>
      <style:text-properties fo:color="#2F5496"/>
    </style:style>
    <style:style style:name="TableCell1082" style:family="table-cell">
      <style:table-cell-properties fo:border="none" style:writing-mode="lr-tb" fo:padding-top="0in" fo:padding-left="0.0069in" fo:padding-bottom="0in" fo:padding-right="0.0069in"/>
    </style:style>
    <style:style style:name="P1083" style:parent-style-name="Normal" style:family="paragraph">
      <style:paragraph-properties fo:text-align="center" fo:margin-bottom="0in" fo:line-height="100%"/>
      <style:text-properties fo:color="#2F5496"/>
    </style:style>
    <style:style style:name="TableRow1084" style:family="table-row">
      <style:table-row-properties style:min-row-height="0.1937in"/>
    </style:style>
    <style:style style:name="TableCell1085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087" style:family="table-cell">
      <style:table-cell-properties fo:border="0.0069in solid #8EAADB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margin-bottom="0in" fo:line-height="100%"/>
      <style:text-properties fo:color="#2F5496"/>
    </style:style>
    <style:style style:name="TableCell1089" style:family="table-cell">
      <style:table-cell-properties fo:border="0.0069in solid #8EAADB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  <style:text-properties fo:color="#2F5496"/>
    </style:style>
    <style:style style:name="TableCell1091" style:family="table-cell">
      <style:table-cell-properties fo:border="0.0069in solid #8EAADB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 fo:line-height="100%"/>
      <style:text-properties fo:color="#2F5496"/>
    </style:style>
    <style:style style:name="TableCell1093" style:family="table-cell">
      <style:table-cell-properties fo:border="0.0069in solid #8EAADB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center" fo:margin-bottom="0in" fo:line-height="100%"/>
      <style:text-properties fo:color="#2F5496"/>
    </style:style>
    <style:style style:name="TableCell1095" style:family="table-cell">
      <style:table-cell-properties fo:border="0.0069in solid #8EAADB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text-align="center" fo:margin-bottom="0in" fo:line-height="100%"/>
      <style:text-properties fo:color="#2F5496"/>
    </style:style>
    <style:style style:name="TableCell1097" style:family="table-cell">
      <style:table-cell-properties fo:border="0.0069in solid #8EAADB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  <style:text-properties fo:color="#2F5496"/>
    </style:style>
    <style:style style:name="TableCell1099" style:family="table-cell">
      <style:table-cell-properties fo:border="0.0069in solid #8EAADB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margin-bottom="0in" fo:line-height="100%"/>
      <style:text-properties fo:color="#2F5496"/>
    </style:style>
    <style:style style:name="TableCell1101" style:family="table-cell">
      <style:table-cell-properties fo:border="0.0069in solid #8EAADB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  <style:text-properties fo:color="#2F5496"/>
    </style:style>
    <style:style style:name="TableCell1103" style:family="table-cell">
      <style:table-cell-properties fo:border="0.0069in solid #8EAADB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text-align="center" fo:margin-bottom="0in" fo:line-height="100%"/>
      <style:text-properties fo:color="#2F5496"/>
    </style:style>
    <style:style style:name="TableCell1105" style:family="table-cell">
      <style:table-cell-properties fo:border="0.0069in solid #8EAADB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  <style:text-properties fo:color="#2F5496"/>
    </style:style>
    <style:style style:name="TableCell1107" style:family="table-cell">
      <style:table-cell-properties fo:border="0.0069in solid #8EAADB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  <style:text-properties fo:color="#2F5496"/>
    </style:style>
    <style:style style:name="TableCell1109" style:family="table-cell">
      <style:table-cell-properties fo:border="none" style:writing-mode="lr-tb" fo:padding-top="0in" fo:padding-left="0.0069in" fo:padding-bottom="0in" fo:padding-right="0.0069in"/>
    </style:style>
    <style:style style:name="P1110" style:parent-style-name="Normal" style:family="paragraph">
      <style:paragraph-properties fo:text-align="center" fo:margin-bottom="0in" fo:line-height="100%"/>
      <style:text-properties fo:color="#2F5496"/>
    </style:style>
    <style:style style:name="TableRow1111" style:family="table-row">
      <style:table-row-properties style:min-row-height="0.1826in"/>
    </style:style>
    <style:style style:name="TableCell1112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1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text-align="center" fo:margin-bottom="0in" fo:line-height="100%"/>
      <style:text-properties fo:color="#2F5496"/>
    </style:style>
    <style:style style:name="TableCell11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 fo:line-height="100%"/>
      <style:text-properties fo:color="#2F5496"/>
    </style:style>
    <style:style style:name="TableCell11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text-align="center" fo:margin-bottom="0in" fo:line-height="100%"/>
      <style:text-properties fo:color="#2F5496"/>
    </style:style>
    <style:style style:name="TableCell11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center" fo:margin-bottom="0in" fo:line-height="100%"/>
      <style:text-properties fo:color="#2F5496"/>
    </style:style>
    <style:style style:name="TableCell11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  <style:text-properties fo:color="#2F5496"/>
    </style:style>
    <style:style style:name="TableCell11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center" fo:margin-bottom="0in" fo:line-height="100%"/>
      <style:text-properties fo:color="#2F5496"/>
    </style:style>
    <style:style style:name="TableCell11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center" fo:margin-bottom="0in" fo:line-height="100%"/>
      <style:text-properties fo:color="#2F5496"/>
    </style:style>
    <style:style style:name="TableCell11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  <style:text-properties fo:color="#2F5496"/>
    </style:style>
    <style:style style:name="TableCell11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  <style:text-properties fo:color="#2F5496"/>
    </style:style>
    <style:style style:name="TableCell11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  <style:text-properties fo:color="#2F5496"/>
    </style:style>
    <style:style style:name="TableCell11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  <style:text-properties fo:color="#2F5496"/>
    </style:style>
    <style:style style:name="TableCell1136" style:family="table-cell">
      <style:table-cell-properties fo:border="none" style:writing-mode="lr-tb" fo:padding-top="0in" fo:padding-left="0.0069in" fo:padding-bottom="0in" fo:padding-right="0.0069in"/>
    </style:style>
    <style:style style:name="P1137" style:parent-style-name="Normal" style:family="paragraph">
      <style:paragraph-properties fo:text-align="center" fo:margin-bottom="0in" fo:line-height="100%"/>
      <style:text-properties fo:color="#2F5496"/>
    </style:style>
    <style:style style:name="TableRow1138" style:family="table-row">
      <style:table-row-properties style:min-row-height="0.1937in"/>
    </style:style>
    <style:style style:name="TableCell1139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141" style:family="table-cell">
      <style:table-cell-properties fo:border="0.0069in solid #8EAADB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  <style:text-properties fo:color="#2F5496"/>
    </style:style>
    <style:style style:name="TableCell1143" style:family="table-cell">
      <style:table-cell-properties fo:border="0.0069in solid #8EAADB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 fo:line-height="100%"/>
      <style:text-properties fo:color="#2F5496"/>
    </style:style>
    <style:style style:name="TableCell1145" style:family="table-cell">
      <style:table-cell-properties fo:border="0.0069in solid #8EAADB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  <style:text-properties fo:color="#2F5496"/>
    </style:style>
    <style:style style:name="TableCell1147" style:family="table-cell">
      <style:table-cell-properties fo:border="0.0069in solid #8EAADB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  <style:text-properties fo:color="#2F5496"/>
    </style:style>
    <style:style style:name="TableCell1149" style:family="table-cell">
      <style:table-cell-properties fo:border="0.0069in solid #8EAADB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  <style:text-properties fo:color="#2F5496"/>
    </style:style>
    <style:style style:name="TableCell1151" style:family="table-cell">
      <style:table-cell-properties fo:border="0.0069in solid #8EAADB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text-align="center" fo:margin-bottom="0in" fo:line-height="100%"/>
      <style:text-properties fo:color="#2F5496"/>
    </style:style>
    <style:style style:name="TableCell1153" style:family="table-cell">
      <style:table-cell-properties fo:border="0.0069in solid #8EAADB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text-align="center" fo:margin-bottom="0in" fo:line-height="100%"/>
      <style:text-properties fo:color="#2F5496"/>
    </style:style>
    <style:style style:name="TableCell1155" style:family="table-cell">
      <style:table-cell-properties fo:border="0.0069in solid #8EAADB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text-align="center" fo:margin-bottom="0in" fo:line-height="100%"/>
      <style:text-properties fo:color="#2F5496"/>
    </style:style>
    <style:style style:name="TableCell1157" style:family="table-cell">
      <style:table-cell-properties fo:border="0.0069in solid #8EAADB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  <style:text-properties fo:color="#2F5496"/>
    </style:style>
    <style:style style:name="TableCell1159" style:family="table-cell">
      <style:table-cell-properties fo:border="0.0069in solid #8EAADB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  <style:text-properties fo:color="#2F5496"/>
    </style:style>
    <style:style style:name="TableCell1161" style:family="table-cell">
      <style:table-cell-properties fo:border="0.0069in solid #8EAADB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  <style:text-properties fo:color="#2F5496"/>
    </style:style>
    <style:style style:name="TableCell1163" style:family="table-cell">
      <style:table-cell-properties fo:border="none" style:writing-mode="lr-tb" fo:padding-top="0in" fo:padding-left="0.0069in" fo:padding-bottom="0in" fo:padding-right="0.0069in"/>
    </style:style>
    <style:style style:name="P1164" style:parent-style-name="Normal" style:family="paragraph">
      <style:paragraph-properties fo:text-align="center" fo:margin-bottom="0in" fo:line-height="100%"/>
      <style:text-properties fo:color="#2F5496"/>
    </style:style>
    <style:style style:name="TableRow1165" style:family="table-row">
      <style:table-row-properties style:min-row-height="0.1826in"/>
    </style:style>
    <style:style style:name="TableCell1166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2F5496"/>
    </style:style>
    <style:style style:name="TableCell11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 fo:margin-bottom="0in" fo:line-height="100%"/>
      <style:text-properties fo:color="#2F5496"/>
    </style:style>
    <style:style style:name="TableCell11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 fo:line-height="100%"/>
      <style:text-properties fo:color="#2F5496"/>
    </style:style>
    <style:style style:name="TableCell11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text-align="center" fo:margin-bottom="0in" fo:line-height="100%"/>
      <style:text-properties fo:color="#2F5496"/>
    </style:style>
    <style:style style:name="TableCell11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text-align="center" fo:margin-bottom="0in" fo:line-height="100%"/>
      <style:text-properties fo:color="#2F5496"/>
    </style:style>
    <style:style style:name="TableCell11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text-align="center" fo:margin-bottom="0in" fo:line-height="100%"/>
      <style:text-properties fo:color="#2F5496"/>
    </style:style>
    <style:style style:name="TableCell11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text-align="center" fo:margin-bottom="0in" fo:line-height="100%"/>
      <style:text-properties fo:color="#2F5496"/>
    </style:style>
    <style:style style:name="TableCell11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text-align="center" fo:margin-bottom="0in" fo:line-height="100%"/>
      <style:text-properties fo:color="#2F5496"/>
    </style:style>
    <style:style style:name="TableCell11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  <style:text-properties fo:color="#2F5496"/>
    </style:style>
    <style:style style:name="TableCell11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text-align="center" fo:margin-bottom="0in" fo:line-height="100%"/>
      <style:text-properties fo:color="#2F5496"/>
    </style:style>
    <style:style style:name="TableCell11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text-align="center" fo:margin-bottom="0in" fo:line-height="100%"/>
      <style:text-properties fo:color="#2F5496"/>
    </style:style>
    <style:style style:name="TableCell11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  <style:text-properties fo:color="#2F5496"/>
    </style:style>
    <style:style style:name="TableCell1190" style:family="table-cell">
      <style:table-cell-properties fo:border="none" style:writing-mode="lr-tb" fo:padding-top="0in" fo:padding-left="0.0069in" fo:padding-bottom="0in" fo:padding-right="0.0069in"/>
    </style:style>
    <style:style style:name="P1191" style:parent-style-name="Normal" style:family="paragraph">
      <style:paragraph-properties fo:text-align="center" fo:margin-bottom="0in" fo:line-height="100%"/>
      <style:text-properties fo:color="#2F5496"/>
    </style:style>
    <style:style style:name="P1192" style:parent-style-name="Normal" style:family="paragraph">
      <style:paragraph-properties fo:break-before="page"/>
      <style:text-properties fo:hyphenate="true"/>
    </style:style>
    <style:style style:name="TableColumn1194" style:family="table-column">
      <style:table-column-properties style:column-width="0.8111in"/>
    </style:style>
    <style:style style:name="TableColumn1195" style:family="table-column">
      <style:table-column-properties style:column-width="0.8111in"/>
    </style:style>
    <style:style style:name="TableColumn1196" style:family="table-column">
      <style:table-column-properties style:column-width="0.8111in"/>
    </style:style>
    <style:style style:name="TableColumn1197" style:family="table-column">
      <style:table-column-properties style:column-width="0.8111in"/>
    </style:style>
    <style:style style:name="TableColumn1198" style:family="table-column">
      <style:table-column-properties style:column-width="0.8111in"/>
    </style:style>
    <style:style style:name="TableColumn1199" style:family="table-column">
      <style:table-column-properties style:column-width="0.8118in"/>
    </style:style>
    <style:style style:name="TableColumn1200" style:family="table-column">
      <style:table-column-properties style:column-width="0.8118in"/>
    </style:style>
    <style:style style:name="TableColumn1201" style:family="table-column">
      <style:table-column-properties style:column-width="0.8118in"/>
    </style:style>
    <style:style style:name="TableColumn1202" style:family="table-column">
      <style:table-column-properties style:column-width="0.8118in"/>
    </style:style>
    <style:style style:name="TableColumn1203" style:family="table-column">
      <style:table-column-properties style:column-width="0.8118in"/>
    </style:style>
    <style:style style:name="TableColumn1204" style:family="table-column">
      <style:table-column-properties style:column-width="0.8118in"/>
    </style:style>
    <style:style style:name="TableColumn1205" style:family="table-column">
      <style:table-column-properties style:column-width="0.8118in"/>
    </style:style>
    <style:style style:name="Table1193" style:family="table">
      <style:table-properties style:width="9.7381in" fo:margin-left="-0.0034in" table:align="left"/>
    </style:style>
    <style:style style:name="TableRow1206" style:family="table-row">
      <style:table-row-properties style:min-row-height="0.1944in"/>
    </style:style>
    <style:style style:name="TableCell1207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5B9BD5"/>
    </style:style>
    <style:style style:name="TableCell1209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5B9BD5"/>
    </style:style>
    <style:style style:name="TableRow1211" style:family="table-row">
      <style:table-row-properties style:min-row-height="0.184in"/>
    </style:style>
    <style:style style:name="TableCell1212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213" style:parent-style-name="Sinespaciado" style:family="paragraph">
      <style:paragraph-properties fo:text-align="center"/>
      <style:text-properties fo:font-style="italic" style:font-style-asian="italic" style:font-style-complex="italic" fo:color="#5B9BD5"/>
    </style:style>
    <style:style style:name="TableCell12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  <style:text-properties fo:color="#5B9BD5"/>
    </style:style>
    <style:style style:name="TableCell121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bottom="0in" fo:line-height="100%"/>
      <style:text-properties fo:color="#5B9BD5"/>
    </style:style>
    <style:style style:name="TableCell121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text-align="center" fo:margin-bottom="0in" fo:line-height="100%"/>
      <style:text-properties fo:color="#5B9BD5"/>
    </style:style>
    <style:style style:name="TableCell12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text-align="center" fo:margin-bottom="0in" fo:line-height="100%"/>
      <style:text-properties fo:color="#5B9BD5"/>
    </style:style>
    <style:style style:name="TableCell12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  <style:text-properties fo:color="#5B9BD5"/>
    </style:style>
    <style:style style:name="TableCell12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  <style:text-properties fo:color="#5B9BD5"/>
    </style:style>
    <style:style style:name="TableCell12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  <style:text-properties fo:color="#5B9BD5"/>
    </style:style>
    <style:style style:name="TableCell12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text-align="center" fo:margin-bottom="0in" fo:line-height="100%"/>
      <style:text-properties fo:color="#5B9BD5"/>
    </style:style>
    <style:style style:name="TableCell12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  <style:text-properties fo:color="#5B9BD5"/>
    </style:style>
    <style:style style:name="TableCell12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  <style:text-properties fo:color="#5B9BD5"/>
    </style:style>
    <style:style style:name="TableCell12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text-align="center" fo:margin-bottom="0in" fo:line-height="100%"/>
      <style:text-properties fo:color="#5B9BD5"/>
    </style:style>
    <style:style style:name="TableRow1236" style:family="table-row">
      <style:table-row-properties style:min-row-height="0.1944in"/>
    </style:style>
    <style:style style:name="TableCell1237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238" style:parent-style-name="Sinespaciado" style:family="paragraph">
      <style:paragraph-properties fo:text-align="center"/>
      <style:text-properties fo:font-style="italic" style:font-style-asian="italic" style:font-style-complex="italic" fo:color="#5B9BD5"/>
    </style:style>
    <style:style style:name="TableCell1239" style:family="table-cell">
      <style:table-cell-properties fo:border="0.0069in solid #8EAADB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center" fo:margin-bottom="0in" fo:line-height="100%"/>
      <style:text-properties fo:color="#5B9BD5"/>
    </style:style>
    <style:style style:name="TableCell1241" style:family="table-cell">
      <style:table-cell-properties fo:border="0.0069in solid #8EAADB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  <style:text-properties fo:color="#5B9BD5"/>
    </style:style>
    <style:style style:name="TableCell1243" style:family="table-cell">
      <style:table-cell-properties fo:border="0.0069in solid #8EAADB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  <style:text-properties fo:color="#5B9BD5"/>
    </style:style>
    <style:style style:name="TableCell1245" style:family="table-cell">
      <style:table-cell-properties fo:border="0.0069in solid #8EAADB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  <style:text-properties fo:color="#5B9BD5"/>
    </style:style>
    <style:style style:name="TableCell1247" style:family="table-cell">
      <style:table-cell-properties fo:border="0.0069in solid #8EAADB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  <style:text-properties fo:color="#5B9BD5"/>
    </style:style>
    <style:style style:name="TableCell1249" style:family="table-cell">
      <style:table-cell-properties fo:border="0.0069in solid #8EAADB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  <style:text-properties fo:color="#5B9BD5"/>
    </style:style>
    <style:style style:name="TableCell1251" style:family="table-cell">
      <style:table-cell-properties fo:border="0.0069in solid #8EAADB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  <style:text-properties fo:color="#5B9BD5"/>
    </style:style>
    <style:style style:name="TableCell1253" style:family="table-cell">
      <style:table-cell-properties fo:border="0.0069in solid #8EAADB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  <style:text-properties fo:color="#5B9BD5"/>
    </style:style>
    <style:style style:name="TableCell1255" style:family="table-cell">
      <style:table-cell-properties fo:border="0.0069in solid #8EAADB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  <style:text-properties fo:color="#5B9BD5"/>
    </style:style>
    <style:style style:name="TableCell1257" style:family="table-cell">
      <style:table-cell-properties fo:border="0.0069in solid #8EAADB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  <style:text-properties fo:color="#5B9BD5"/>
    </style:style>
    <style:style style:name="TableCell1259" style:family="table-cell">
      <style:table-cell-properties fo:border="0.0069in solid #8EAADB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/>
      <style:text-properties fo:color="#5B9BD5"/>
    </style:style>
    <style:style style:name="TableRow1261" style:family="table-row">
      <style:table-row-properties style:min-row-height="0.184in"/>
    </style:style>
    <style:style style:name="TableCell1262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/>
    </style:style>
    <style:style style:name="TableCell12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  <style:text-properties fo:color="#5B9BD5"/>
    </style:style>
    <style:style style:name="TableCell12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  <style:text-properties fo:color="#5B9BD5"/>
    </style:style>
    <style:style style:name="TableCell12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  <style:text-properties fo:color="#5B9BD5"/>
    </style:style>
    <style:style style:name="TableCell12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  <style:text-properties fo:color="#5B9BD5"/>
    </style:style>
    <style:style style:name="TableCell12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text-align="center" fo:margin-bottom="0in" fo:line-height="100%"/>
      <style:text-properties fo:color="#5B9BD5"/>
    </style:style>
    <style:style style:name="TableCell12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text-align="center" fo:margin-bottom="0in" fo:line-height="100%"/>
      <style:text-properties fo:color="#5B9BD5"/>
    </style:style>
    <style:style style:name="TableCell12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text-align="center" fo:margin-bottom="0in" fo:line-height="100%"/>
      <style:text-properties fo:color="#5B9BD5"/>
    </style:style>
    <style:style style:name="TableCell12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text-align="center" fo:margin-bottom="0in" fo:line-height="100%"/>
      <style:text-properties fo:color="#5B9BD5"/>
    </style:style>
    <style:style style:name="TableCell12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text-align="center" fo:margin-bottom="0in" fo:line-height="100%"/>
      <style:text-properties fo:color="#5B9BD5"/>
    </style:style>
    <style:style style:name="TableCell12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text-align="center" fo:margin-bottom="0in" fo:line-height="100%"/>
      <style:text-properties fo:color="#5B9BD5"/>
    </style:style>
    <style:style style:name="TableCell12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text-align="center" fo:margin-bottom="0in" fo:line-height="100%"/>
      <style:text-properties fo:color="#5B9BD5"/>
    </style:style>
    <style:style style:name="P1286" style:parent-style-name="Normal" style:family="paragraph">
      <style:paragraph-properties fo:margin-bottom="0in"/>
      <style:text-properties text:display="none"/>
    </style:style>
    <style:style style:name="P1287" style:parent-style-name="Normal" style:family="paragraph">
      <style:paragraph-properties fo:margin-bottom="0in"/>
      <style:text-properties text:display="none"/>
    </style:style>
    <style:style style:name="TableColumn1289" style:family="table-column">
      <style:table-column-properties style:column-width="0.8013in"/>
    </style:style>
    <style:style style:name="TableColumn1290" style:family="table-column">
      <style:table-column-properties style:column-width="2.5187in"/>
    </style:style>
    <style:style style:name="TableColumn1291" style:family="table-column">
      <style:table-column-properties style:column-width="1.6097in"/>
    </style:style>
    <style:style style:name="TableColumn1292" style:family="table-column">
      <style:table-column-properties style:column-width="1.6097in"/>
    </style:style>
    <style:style style:name="TableColumn1293" style:family="table-column">
      <style:table-column-properties style:column-width="1.6097in"/>
    </style:style>
    <style:style style:name="TableColumn1294" style:family="table-column">
      <style:table-column-properties style:column-width="1.5791in"/>
    </style:style>
    <style:style style:name="Table1288" style:family="table">
      <style:table-properties style:width="9.7284in" fo:margin-left="0in" table:align="left"/>
    </style:style>
    <style:style style:name="TableRow1295" style:family="table-row">
      <style:table-row-properties/>
    </style:style>
    <style:style style:name="TableCell1296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5B9BD5"/>
    </style:style>
    <style:style style:name="TableCell1298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5B9BD5"/>
    </style:style>
    <style:style style:name="TableRow1300" style:family="table-row">
      <style:table-row-properties/>
    </style:style>
    <style:style style:name="TableCell1301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302" style:parent-style-name="Sinespaciado" style:family="paragraph">
      <style:paragraph-properties fo:text-align="center"/>
      <style:text-properties fo:font-style="italic" style:font-style-asian="italic" style:font-style-complex="italic" fo:color="#5B9BD5"/>
    </style:style>
    <style:style style:name="TableCell13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text-align="center" fo:margin-bottom="0in" fo:line-height="100%"/>
      <style:text-properties fo:color="#5B9BD5"/>
    </style:style>
    <style:style style:name="TableCell13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text-align="center" fo:margin-bottom="0in" fo:line-height="100%"/>
      <style:text-properties fo:color="#5B9BD5"/>
    </style:style>
    <style:style style:name="TableCell130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  <style:text-properties fo:color="#5B9BD5"/>
    </style:style>
    <style:style style:name="TableCell13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  <style:text-properties fo:color="#5B9BD5"/>
    </style:style>
    <style:style style:name="TableCell13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bottom="0in" fo:line-height="100%"/>
      <style:text-properties fo:color="#5B9BD5"/>
    </style:style>
    <style:style style:name="TableRow1313" style:family="table-row">
      <style:table-row-properties/>
    </style:style>
    <style:style style:name="TableCell1314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315" style:parent-style-name="Sinespaciado" style:family="paragraph">
      <style:paragraph-properties fo:text-align="center"/>
      <style:text-properties fo:font-style="italic" style:font-style-asian="italic" style:font-style-complex="italic" fo:color="#5B9BD5"/>
    </style:style>
    <style:style style:name="TableCell1316" style:family="table-cell">
      <style:table-cell-properties fo:border="0.0069in solid #8EAADB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bottom="0in" fo:line-height="100%"/>
      <style:text-properties fo:color="#5B9BD5"/>
    </style:style>
    <style:style style:name="TableCell1318" style:family="table-cell">
      <style:table-cell-properties fo:border="0.0069in solid #8EAADB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  <style:text-properties fo:color="#5B9BD5"/>
    </style:style>
    <style:style style:name="TableCell1320" style:family="table-cell">
      <style:table-cell-properties fo:border="0.0069in solid #8EAADB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  <style:text-properties fo:color="#5B9BD5"/>
    </style:style>
    <style:style style:name="TableCell1322" style:family="table-cell">
      <style:table-cell-properties fo:border="0.0069in solid #8EAADB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fo:color="#5B9BD5"/>
    </style:style>
    <style:style style:name="TableCell1324" style:family="table-cell">
      <style:table-cell-properties fo:border="0.0069in solid #8EAADB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  <style:text-properties fo:color="#5B9BD5"/>
    </style:style>
    <style:style style:name="TableRow1326" style:family="table-row">
      <style:table-row-properties/>
    </style:style>
    <style:style style:name="TableCell1327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/>
    </style:style>
    <style:style style:name="TableCell13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 fo:margin-bottom="0in" fo:line-height="100%"/>
      <style:text-properties fo:color="#5B9BD5"/>
    </style:style>
    <style:style style:name="TableCell13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bottom="0in" fo:line-height="100%"/>
      <style:text-properties fo:color="#5B9BD5"/>
    </style:style>
    <style:style style:name="TableCell13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  <style:text-properties fo:color="#5B9BD5"/>
    </style:style>
    <style:style style:name="TableCell13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  <style:text-properties fo:color="#5B9BD5"/>
    </style:style>
    <style:style style:name="TableCell13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text-align="center" fo:margin-bottom="0in" fo:line-height="100%"/>
      <style:text-properties fo:color="#5B9BD5"/>
    </style:style>
    <style:style style:name="P1339" style:parent-style-name="Normal" style:family="paragraph">
      <style:paragraph-properties fo:margin-bottom="0in"/>
      <style:text-properties text:display="none"/>
    </style:style>
    <style:style style:name="TableColumn1341" style:family="table-column">
      <style:table-column-properties style:column-width="0.8048in"/>
    </style:style>
    <style:style style:name="TableColumn1342" style:family="table-column">
      <style:table-column-properties style:column-width="0.4958in"/>
    </style:style>
    <style:style style:name="TableColumn1343" style:family="table-column">
      <style:table-column-properties style:column-width="0.4951in"/>
    </style:style>
    <style:style style:name="TableColumn1344" style:family="table-column">
      <style:table-column-properties style:column-width="0.4951in"/>
    </style:style>
    <style:style style:name="TableColumn1345" style:family="table-column">
      <style:table-column-properties style:column-width="0.4951in"/>
    </style:style>
    <style:style style:name="TableColumn1346" style:family="table-column">
      <style:table-column-properties style:column-width="0.4951in"/>
    </style:style>
    <style:style style:name="TableColumn1347" style:family="table-column">
      <style:table-column-properties style:column-width="0.4951in"/>
    </style:style>
    <style:style style:name="TableColumn1348" style:family="table-column">
      <style:table-column-properties style:column-width="0.4951in"/>
    </style:style>
    <style:style style:name="TableColumn1349" style:family="table-column">
      <style:table-column-properties style:column-width="0.4951in"/>
    </style:style>
    <style:style style:name="TableColumn1350" style:family="table-column">
      <style:table-column-properties style:column-width="0.4958in"/>
    </style:style>
    <style:style style:name="TableColumn1351" style:family="table-column">
      <style:table-column-properties style:column-width="0.4958in"/>
    </style:style>
    <style:style style:name="TableColumn1352" style:family="table-column">
      <style:table-column-properties style:column-width="0.4958in"/>
    </style:style>
    <style:style style:name="TableColumn1353" style:family="table-column">
      <style:table-column-properties style:column-width="0.4958in"/>
    </style:style>
    <style:style style:name="TableColumn1354" style:family="table-column">
      <style:table-column-properties style:column-width="0.4958in"/>
    </style:style>
    <style:style style:name="TableColumn1355" style:family="table-column">
      <style:table-column-properties style:column-width="0.4958in"/>
    </style:style>
    <style:style style:name="TableColumn1356" style:family="table-column">
      <style:table-column-properties style:column-width="0.4958in"/>
    </style:style>
    <style:style style:name="TableColumn1357" style:family="table-column">
      <style:table-column-properties style:column-width="0.4958in"/>
    </style:style>
    <style:style style:name="TableColumn1358" style:family="table-column">
      <style:table-column-properties style:column-width="0.4958in"/>
    </style:style>
    <style:style style:name="TableColumn1359" style:family="table-column">
      <style:table-column-properties style:column-width="0.4958in"/>
    </style:style>
    <style:style style:name="Table1340" style:family="table">
      <style:table-properties style:width="9.725in" fo:margin-left="0in" table:align="left"/>
    </style:style>
    <style:style style:name="TableRow1360" style:family="table-row">
      <style:table-row-properties/>
    </style:style>
    <style:style style:name="TableCell1361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 fo:color="#5B9BD5"/>
    </style:style>
    <style:style style:name="TableCell1363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5B9BD5"/>
    </style:style>
    <style:style style:name="TableRow1365" style:family="table-row">
      <style:table-row-properties/>
    </style:style>
    <style:style style:name="TableCell1366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367" style:parent-style-name="Sinespaciado" style:family="paragraph">
      <style:paragraph-properties fo:text-align="center"/>
      <style:text-properties fo:font-style="italic" style:font-style-asian="italic" style:font-style-complex="italic" fo:color="#5B9BD5"/>
    </style:style>
    <style:style style:name="TableCell13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text-align="center" fo:margin-bottom="0in" fo:line-height="100%"/>
      <style:text-properties fo:color="#5B9BD5"/>
    </style:style>
    <style:style style:name="TableCell13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bottom="0in" fo:line-height="100%"/>
      <style:text-properties fo:color="#5B9BD5"/>
    </style:style>
    <style:style style:name="TableCell13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bottom="0in" fo:line-height="100%"/>
      <style:text-properties fo:color="#5B9BD5"/>
    </style:style>
    <style:style style:name="TableCell13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text-align="center" fo:margin-bottom="0in" fo:line-height="100%"/>
      <style:text-properties fo:color="#5B9BD5"/>
    </style:style>
    <style:style style:name="TableCell13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text-align="center" fo:margin-bottom="0in" fo:line-height="100%"/>
      <style:text-properties fo:color="#5B9BD5"/>
    </style:style>
    <style:style style:name="TableCell13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text-align="center" fo:margin-bottom="0in" fo:line-height="100%"/>
      <style:text-properties fo:color="#5B9BD5"/>
    </style:style>
    <style:style style:name="TableCell13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text-align="center" fo:margin-bottom="0in" fo:line-height="100%"/>
      <style:text-properties fo:color="#5B9BD5"/>
    </style:style>
    <style:style style:name="TableCell13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text-align="center" fo:margin-bottom="0in" fo:line-height="100%"/>
      <style:text-properties fo:color="#5B9BD5"/>
    </style:style>
    <style:style style:name="TableCell13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text-align="center" fo:margin-bottom="0in" fo:line-height="100%"/>
      <style:text-properties fo:color="#5B9BD5"/>
    </style:style>
    <style:style style:name="TableCell13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text-align="center" fo:margin-bottom="0in" fo:line-height="100%"/>
      <style:text-properties fo:color="#5B9BD5"/>
    </style:style>
    <style:style style:name="TableCell13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text-align="center" fo:margin-bottom="0in" fo:line-height="100%"/>
      <style:text-properties fo:color="#5B9BD5"/>
    </style:style>
    <style:style style:name="TableCell13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center" fo:margin-bottom="0in" fo:line-height="100%"/>
      <style:text-properties fo:color="#5B9BD5"/>
    </style:style>
    <style:style style:name="TableCell13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text-align="center" fo:margin-bottom="0in" fo:line-height="100%"/>
      <style:text-properties fo:color="#5B9BD5"/>
    </style:style>
    <style:style style:name="TableCell13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text-align="center" fo:margin-bottom="0in" fo:line-height="100%"/>
      <style:text-properties fo:color="#5B9BD5"/>
    </style:style>
    <style:style style:name="TableCell13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text-align="center" fo:margin-bottom="0in" fo:line-height="100%"/>
      <style:text-properties fo:color="#5B9BD5"/>
    </style:style>
    <style:style style:name="TableCell13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  <style:text-properties fo:color="#5B9BD5"/>
    </style:style>
    <style:style style:name="TableCell14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text-align="center" fo:margin-bottom="0in" fo:line-height="100%"/>
      <style:text-properties fo:color="#5B9BD5"/>
    </style:style>
    <style:style style:name="TableCell14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text-align="center" fo:margin-bottom="0in" fo:line-height="100%"/>
      <style:text-properties fo:color="#5B9BD5"/>
    </style:style>
    <style:style style:name="TableRow1404" style:family="table-row">
      <style:table-row-properties/>
    </style:style>
    <style:style style:name="TableCell1405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406" style:parent-style-name="Sinespaciado" style:family="paragraph">
      <style:paragraph-properties fo:text-align="center"/>
      <style:text-properties fo:font-style="italic" style:font-style-asian="italic" style:font-style-complex="italic" fo:color="#5B9BD5"/>
    </style:style>
    <style:style style:name="TableCell1407" style:family="table-cell">
      <style:table-cell-properties fo:border="0.0069in solid #8EAADB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text-align="center" fo:margin-bottom="0in" fo:line-height="100%"/>
      <style:text-properties fo:color="#5B9BD5"/>
    </style:style>
    <style:style style:name="TableCell1409" style:family="table-cell">
      <style:table-cell-properties fo:border="0.0069in solid #8EAADB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text-align="center" fo:margin-bottom="0in" fo:line-height="100%"/>
      <style:text-properties fo:color="#5B9BD5"/>
    </style:style>
    <style:style style:name="TableCell1411" style:family="table-cell">
      <style:table-cell-properties fo:border="0.0069in solid #8EAADB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text-align="center" fo:margin-bottom="0in" fo:line-height="100%"/>
      <style:text-properties fo:color="#5B9BD5"/>
    </style:style>
    <style:style style:name="TableCell1413" style:family="table-cell">
      <style:table-cell-properties fo:border="0.0069in solid #8EAADB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text-align="center" fo:margin-bottom="0in" fo:line-height="100%"/>
      <style:text-properties fo:color="#5B9BD5"/>
    </style:style>
    <style:style style:name="TableCell1415" style:family="table-cell">
      <style:table-cell-properties fo:border="0.0069in solid #8EAADB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bottom="0in" fo:line-height="100%"/>
      <style:text-properties fo:color="#5B9BD5"/>
    </style:style>
    <style:style style:name="TableCell1417" style:family="table-cell">
      <style:table-cell-properties fo:border="0.0069in solid #8EAADB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text-align="center" fo:margin-bottom="0in" fo:line-height="100%"/>
      <style:text-properties fo:color="#5B9BD5"/>
    </style:style>
    <style:style style:name="TableCell1419" style:family="table-cell">
      <style:table-cell-properties fo:border="0.0069in solid #8EAADB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text-align="center" fo:margin-bottom="0in" fo:line-height="100%"/>
      <style:text-properties fo:color="#5B9BD5"/>
    </style:style>
    <style:style style:name="TableCell1421" style:family="table-cell">
      <style:table-cell-properties fo:border="0.0069in solid #8EAADB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text-align="center" fo:margin-bottom="0in" fo:line-height="100%"/>
      <style:text-properties fo:color="#5B9BD5"/>
    </style:style>
    <style:style style:name="TableCell1423" style:family="table-cell">
      <style:table-cell-properties fo:border="0.0069in solid #8EAADB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text-align="center" fo:margin-bottom="0in" fo:line-height="100%"/>
      <style:text-properties fo:color="#5B9BD5"/>
    </style:style>
    <style:style style:name="TableCell1425" style:family="table-cell">
      <style:table-cell-properties fo:border="0.0069in solid #8EAADB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text-align="center" fo:margin-bottom="0in" fo:line-height="100%"/>
      <style:text-properties fo:color="#5B9BD5"/>
    </style:style>
    <style:style style:name="TableCell1427" style:family="table-cell">
      <style:table-cell-properties fo:border="0.0069in solid #8EAADB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text-align="center" fo:margin-bottom="0in" fo:line-height="100%"/>
      <style:text-properties fo:color="#5B9BD5"/>
    </style:style>
    <style:style style:name="TableCell1429" style:family="table-cell">
      <style:table-cell-properties fo:border="0.0069in solid #8EAADB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text-align="center" fo:margin-bottom="0in" fo:line-height="100%"/>
      <style:text-properties fo:color="#5B9BD5"/>
    </style:style>
    <style:style style:name="TableCell1431" style:family="table-cell">
      <style:table-cell-properties fo:border="0.0069in solid #8EAADB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center" fo:margin-bottom="0in" fo:line-height="100%"/>
      <style:text-properties fo:color="#5B9BD5"/>
    </style:style>
    <style:style style:name="TableCell1433" style:family="table-cell">
      <style:table-cell-properties fo:border="0.0069in solid #8EAADB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text-align="center" fo:margin-bottom="0in" fo:line-height="100%"/>
      <style:text-properties fo:color="#5B9BD5"/>
    </style:style>
    <style:style style:name="TableCell1435" style:family="table-cell">
      <style:table-cell-properties fo:border="0.0069in solid #8EAADB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text-align="center" fo:margin-bottom="0in" fo:line-height="100%"/>
      <style:text-properties fo:color="#5B9BD5"/>
    </style:style>
    <style:style style:name="TableCell1437" style:family="table-cell">
      <style:table-cell-properties fo:border="0.0069in solid #8EAADB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  <style:text-properties fo:color="#5B9BD5"/>
    </style:style>
    <style:style style:name="TableCell1439" style:family="table-cell">
      <style:table-cell-properties fo:border="0.0069in solid #8EAADB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bottom="0in" fo:line-height="100%"/>
      <style:text-properties fo:color="#5B9BD5"/>
    </style:style>
    <style:style style:name="TableCell1441" style:family="table-cell">
      <style:table-cell-properties fo:border="0.0069in solid #8EAADB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text-align="center" fo:margin-bottom="0in" fo:line-height="100%"/>
      <style:text-properties fo:color="#5B9BD5"/>
    </style:style>
    <style:style style:name="TableRow1443" style:family="table-row">
      <style:table-row-properties/>
    </style:style>
    <style:style style:name="TableCell1444" style:family="table-cell">
      <style:table-cell-properties fo:border-top="0.0069in solid #8EAADB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5B9BD5"/>
    </style:style>
    <style:style style:name="TableCell144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text-align="center" fo:margin-bottom="0in" fo:line-height="100%"/>
      <style:text-properties fo:color="#5B9BD5"/>
    </style:style>
    <style:style style:name="TableCell14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text-align="center" fo:margin-bottom="0in" fo:line-height="100%"/>
      <style:text-properties fo:color="#5B9BD5"/>
    </style:style>
    <style:style style:name="TableCell14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text-align="center" fo:margin-bottom="0in" fo:line-height="100%"/>
      <style:text-properties fo:color="#5B9BD5"/>
    </style:style>
    <style:style style:name="TableCell14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text-align="center" fo:margin-bottom="0in" fo:line-height="100%"/>
      <style:text-properties fo:color="#5B9BD5"/>
    </style:style>
    <style:style style:name="TableCell14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  <style:text-properties fo:color="#5B9BD5"/>
    </style:style>
    <style:style style:name="TableCell14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text-align="center" fo:margin-bottom="0in" fo:line-height="100%"/>
      <style:text-properties fo:color="#5B9BD5"/>
    </style:style>
    <style:style style:name="TableCell14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bottom="0in" fo:line-height="100%"/>
      <style:text-properties fo:color="#5B9BD5"/>
    </style:style>
    <style:style style:name="TableCell146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61" style:parent-style-name="Normal" style:family="paragraph">
      <style:paragraph-properties fo:text-align="center" fo:margin-bottom="0in" fo:line-height="100%"/>
      <style:text-properties fo:color="#5B9BD5"/>
    </style:style>
    <style:style style:name="TableCell14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text-align="center" fo:margin-bottom="0in" fo:line-height="100%"/>
      <style:text-properties fo:color="#5B9BD5"/>
    </style:style>
    <style:style style:name="TableCell14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text-align="center" fo:margin-bottom="0in" fo:line-height="100%"/>
      <style:text-properties fo:color="#5B9BD5"/>
    </style:style>
    <style:style style:name="TableCell14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bottom="0in" fo:line-height="100%"/>
      <style:text-properties fo:color="#5B9BD5"/>
    </style:style>
    <style:style style:name="TableCell14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bottom="0in" fo:line-height="100%"/>
      <style:text-properties fo:color="#5B9BD5"/>
    </style:style>
    <style:style style:name="TableCell14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text-align="center" fo:margin-bottom="0in" fo:line-height="100%"/>
      <style:text-properties fo:color="#5B9BD5"/>
    </style:style>
    <style:style style:name="TableCell14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text-align="center" fo:margin-bottom="0in" fo:line-height="100%"/>
      <style:text-properties fo:color="#5B9BD5"/>
    </style:style>
    <style:style style:name="TableCell147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text-align="center" fo:margin-bottom="0in" fo:line-height="100%"/>
      <style:text-properties fo:color="#5B9BD5"/>
    </style:style>
    <style:style style:name="TableCell147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text-align="center" fo:margin-bottom="0in" fo:line-height="100%"/>
      <style:text-properties fo:color="#5B9BD5"/>
    </style:style>
    <style:style style:name="TableCell14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text-align="center" fo:margin-bottom="0in" fo:line-height="100%"/>
      <style:text-properties fo:color="#5B9BD5"/>
    </style:style>
    <style:style style:name="TableCell14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text-align="center" fo:margin-bottom="0in" fo:line-height="100%"/>
      <style:text-properties fo:color="#5B9BD5"/>
    </style:style>
  </office:automatic-styles>
  <office:body>
    <office:text text:use-soft-page-breaks="true">
      <text:p text:style-name="P1">Matriz de pruebas de aceptación frente a <text:s/>Requisitos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 table:number-columns-spanned="17">
            <text:p text:style-name="P26">Requisitos Funcion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PA-01</text:p>
          </table:table-cell>
          <table:table-cell table:style-name="TableCell32">
            <text:p text:style-name="P33">x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PA-02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x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PA-03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x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>x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PA-04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>x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PA-05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x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>x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x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PA-06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x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PA-07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x</text:p>
          </table:table-cell>
          <table:table-cell table:style-name="TableCell284">
            <text:p text:style-name="P285">x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x</text:p>
          </table:table-cell>
        </table:table-row>
        <table:table-row table:style-name="TableRow302">
          <table:table-cell table:style-name="TableCell303">
            <text:p text:style-name="P304">PA-08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>x</text:p>
          </table:table-cell>
          <table:table-cell table:style-name="TableCell329">
            <text:p text:style-name="P330"/>
          </table:table-cell>
          <table:table-cell table:style-name="TableCell331">
            <text:p text:style-name="P332">x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PA-09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>x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x</text:p>
          </table:table-cell>
          <table:table-cell table:style-name="TableCell374">
            <text:p text:style-name="P375">x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PA-10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PA-11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>01</text:p>
          </table:table-cell>
          <table:table-cell table:style-name="TableCell463">
            <text:p text:style-name="P464">02</text:p>
          </table:table-cell>
          <table:table-cell table:style-name="TableCell465">
            <text:p text:style-name="P466">03</text:p>
          </table:table-cell>
          <table:table-cell table:style-name="TableCell467">
            <text:p text:style-name="P468">04</text:p>
          </table:table-cell>
          <table:table-cell table:style-name="TableCell469">
            <text:p text:style-name="P470">05</text:p>
          </table:table-cell>
          <table:table-cell table:style-name="TableCell471">
            <text:p text:style-name="P472">06</text:p>
          </table:table-cell>
          <table:table-cell table:style-name="TableCell473">
            <text:p text:style-name="P474">07</text:p>
          </table:table-cell>
          <table:table-cell table:style-name="TableCell475">
            <text:p text:style-name="P476">08</text:p>
          </table:table-cell>
          <table:table-cell table:style-name="TableCell477">
            <text:p text:style-name="P478">09</text:p>
          </table:table-cell>
          <table:table-cell table:style-name="TableCell479">
            <text:p text:style-name="P480">10</text:p>
          </table:table-cell>
          <table:table-cell table:style-name="TableCell481">
            <text:p text:style-name="P482">11</text:p>
          </table:table-cell>
          <table:table-cell table:style-name="TableCell483">
            <text:p text:style-name="P484">12</text:p>
          </table:table-cell>
          <table:table-cell table:style-name="TableCell485">
            <text:p text:style-name="P486">13</text:p>
          </table:table-cell>
          <table:table-cell table:style-name="TableCell487">
            <text:p text:style-name="P488">14</text:p>
          </table:table-cell>
          <table:table-cell table:style-name="TableCell489">
            <text:p text:style-name="P490">15</text:p>
          </table:table-cell>
          <table:table-cell table:style-name="TableCell491">
            <text:p text:style-name="P492">16</text:p>
          </table:table-cell>
          <table:table-cell table:style-name="TableCell493">
            <text:p text:style-name="P494">17</text:p>
          </table:table-cell>
          <table:table-cell table:style-name="TableCell495">
            <text:p text:style-name="P496">18</text:p>
          </table:table-cell>
        </table:table-row>
      </table:table>
      <text:p text:style-name="P497"/>
      <table:table table:style-name="Table498">
        <table:table-columns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 table:number-columns-spanned="12">
            <text:p text:style-name="P513">Requisitos de In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4">
          <table:table-cell table:style-name="TableCell515">
            <text:p text:style-name="P516">PA-01</text:p>
          </table:table-cell>
          <table:table-cell table:style-name="TableCell517">
            <text:p text:style-name="P518">x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PA-02</text:p>
          </table:table-cell>
          <table:table-cell table:style-name="TableCell542">
            <text:p text:style-name="P543"/>
          </table:table-cell>
          <table:table-cell table:style-name="TableCell544">
            <text:p text:style-name="P545">x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PA-03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x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PA-04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>x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PA-05</text:p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>x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>PA-06</text:p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>x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PA-07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>x</text:p>
          </table:table-cell>
          <table:table-cell table:style-name="TableCell683">
            <text:p text:style-name="P684"/>
          </table:table-cell>
          <table:table-cell table:style-name="TableCell685">
            <text:p text:style-name="P686">x</text:p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PA-08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>x</text:p>
          </table:table-cell>
          <table:table-cell table:style-name="TableCell710">
            <text:p text:style-name="P711"/>
          </table:table-cell>
          <table:table-cell table:style-name="TableCell712">
            <text:p text:style-name="P713">x</text:p>
          </table:table-cell>
        </table:table-row>
        <table:table-row table:style-name="TableRow714">
          <table:table-cell table:style-name="TableCell715">
            <text:p text:style-name="P716">PA-09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>x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PA-10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  <table:table-row table:style-name="TableRow764">
          <table:table-cell table:style-name="TableCell765">
            <text:p text:style-name="P766">PA-11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/>
          </table:table-cell>
          <table:table-cell table:style-name="TableCell792">
            <text:p text:style-name="P793">01</text:p>
          </table:table-cell>
          <table:table-cell table:style-name="TableCell794">
            <text:p text:style-name="P795">02</text:p>
          </table:table-cell>
          <table:table-cell table:style-name="TableCell796">
            <text:p text:style-name="P797">03</text:p>
          </table:table-cell>
          <table:table-cell table:style-name="TableCell798">
            <text:p text:style-name="P799">04</text:p>
          </table:table-cell>
          <table:table-cell table:style-name="TableCell800">
            <text:p text:style-name="P801">05</text:p>
          </table:table-cell>
          <table:table-cell table:style-name="TableCell802">
            <text:p text:style-name="P803">06</text:p>
          </table:table-cell>
          <table:table-cell table:style-name="TableCell804">
            <text:p text:style-name="P805">07</text:p>
          </table:table-cell>
          <table:table-cell table:style-name="TableCell806">
            <text:p text:style-name="P807">08</text:p>
          </table:table-cell>
          <table:table-cell table:style-name="TableCell808">
            <text:p text:style-name="P809">09</text:p>
          </table:table-cell>
          <table:table-cell table:style-name="TableCell810">
            <text:p text:style-name="P811">10</text:p>
          </table:table-cell>
          <table:table-cell table:style-name="TableCell812">
            <text:p text:style-name="P813">11</text:p>
          </table:table-cell>
        </table:table-row>
      </table:table>
      <text:p text:style-name="P814"/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/>
          </table:table-cell>
          <table:table-cell table:style-name="TableCell825" table:number-columns-spanned="5">
            <text:p text:style-name="P826">Reglas de Negocio</text:p>
          </table:table-cell>
          <table:covered-table-cell/>
          <table:covered-table-cell/>
          <table:covered-table-cell/>
          <table:covered-table-cell/>
        </table:table-row>
        <table:table-row table:style-name="TableRow827">
          <table:table-cell table:style-name="TableCell828">
            <text:p text:style-name="P829">PA-01</text:p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>x</text:p>
          </table:table-cell>
        </table:table-row>
        <table:table-row table:style-name="TableRow840">
          <table:table-cell table:style-name="TableCell841">
            <text:p text:style-name="P842">PA-02</text:p>
          </table:table-cell>
          <table:table-cell table:style-name="TableCell843">
            <text:p text:style-name="P844">x</text:p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>x</text:p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PA-03</text:p>
          </table:table-cell>
          <table:table-cell table:style-name="TableCell856">
            <text:p text:style-name="P857">x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</table:table-row>
        <table:table-row table:style-name="TableRow866">
          <table:table-cell table:style-name="TableCell867">
            <text:p text:style-name="P868">PA-04</text:p>
          </table:table-cell>
          <table:table-cell table:style-name="TableCell869">
            <text:p text:style-name="P870"/>
          </table:table-cell>
          <table:table-cell table:style-name="TableCell871">
            <text:p text:style-name="P872">x</text:p>
          </table:table-cell>
          <table:table-cell table:style-name="TableCell873">
            <text:p text:style-name="P874"/>
          </table:table-cell>
          <table:table-cell table:style-name="TableCell875">
            <text:p text:style-name="P876">x</text:p>
          </table:table-cell>
          <table:table-cell table:style-name="TableCell877">
            <text:p text:style-name="P878"/>
          </table:table-cell>
        </table:table-row>
        <table:table-row table:style-name="TableRow879">
          <table:table-cell table:style-name="TableCell880">
            <text:p text:style-name="P881">PA-05</text:p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>x</text:p>
          </table:table-cell>
          <table:table-cell table:style-name="TableCell888">
            <text:p text:style-name="P889"/>
          </table:table-cell>
          <table:table-cell table:style-name="TableCell890">
            <text:p text:style-name="P891">x</text:p>
          </table:table-cell>
        </table:table-row>
        <table:table-row table:style-name="TableRow892">
          <table:table-cell table:style-name="TableCell893">
            <text:p text:style-name="P894">PA-06</text:p>
          </table:table-cell>
          <table:table-cell table:style-name="TableCell895">
            <text:p text:style-name="P896"/>
          </table:table-cell>
          <table:table-cell table:style-name="TableCell897">
            <text:p text:style-name="P898">x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</table:table-row>
        <table:table-row table:style-name="TableRow905">
          <table:table-cell table:style-name="TableCell906">
            <text:p text:style-name="P907">PA-07</text:p>
          </table:table-cell>
          <table:table-cell table:style-name="TableCell908">
            <text:p text:style-name="P909"/>
          </table:table-cell>
          <table:table-cell table:style-name="TableCell910">
            <text:p text:style-name="P911">x</text:p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>x</text:p>
          </table:table-cell>
        </table:table-row>
        <table:table-row table:style-name="TableRow918">
          <table:table-cell table:style-name="TableCell919">
            <text:p text:style-name="P920">PA-08</text:p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>x</text:p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PA-09</text:p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>x</text:p>
          </table:table-cell>
          <table:table-cell table:style-name="TableCell940">
            <text:p text:style-name="P941">x</text:p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>
            <text:p text:style-name="P946">PA-10</text:p>
          </table:table-cell>
          <table:table-cell table:style-name="TableCell947">
            <text:p text:style-name="P948">x</text:p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PA-11</text:p>
          </table:table-cell>
          <table:table-cell table:style-name="TableCell960">
            <text:p text:style-name="P961"/>
          </table:table-cell>
          <table:table-cell table:style-name="TableCell962">
            <text:p text:style-name="P963">x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>
            <text:p text:style-name="P974">01</text:p>
          </table:table-cell>
          <table:table-cell table:style-name="TableCell975">
            <text:p text:style-name="P976">02</text:p>
          </table:table-cell>
          <table:table-cell table:style-name="TableCell977">
            <text:p text:style-name="P978">03</text:p>
          </table:table-cell>
          <table:table-cell table:style-name="TableCell979">
            <text:p text:style-name="P980">04</text:p>
          </table:table-cell>
          <table:table-cell table:style-name="TableCell981">
            <text:p text:style-name="P982">05</text:p>
          </table:table-cell>
        </table:table-row>
      </table:table>
      <text:p text:style-name="P983"/>
      <text:p text:style-name="Normal">Matriz Pruebas de aceptación frente a escenario de<text:s/>pruebas:</text:p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/>
          </table:table-cell>
          <table:table-cell table:style-name="TableCell1001" table:number-columns-spanned="12">
            <text:p text:style-name="P1002">Prueb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3">
          <table:table-cell table:style-name="TableCell1004">
            <text:p text:style-name="P1005">Escenario 01</text:p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>X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>X</text:p>
          </table:table-cell>
          <table:table-cell table:style-name="TableCell1018">
            <text:p text:style-name="P1019">X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>X</text:p>
          </table:table-cell>
          <table:table-cell table:style-name="TableCell1024">
            <text:p text:style-name="P1025"/>
          </table:table-cell>
          <table:table-cell table:style-name="TableCell1026">
            <text:p text:style-name="P1027">X</text:p>
          </table:table-cell>
          <table:table-cell table:style-name="TableCell1028">
            <text:p text:style-name="P1029"/>
          </table:table-cell>
        </table:table-row>
        <table:table-row table:style-name="TableRow1030">
          <table:table-cell table:style-name="TableCell1031">
            <text:p text:style-name="P1032">Escenario 02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>X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>X</text:p>
          </table:table-cell>
          <table:table-cell table:style-name="TableCell1045">
            <text:p text:style-name="P1046">X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>X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X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>Escenario 03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>X</text:p>
          </table:table-cell>
          <table:table-cell table:style-name="TableCell1068">
            <text:p text:style-name="P1069">X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>X</text:p>
          </table:table-cell>
          <table:table-cell table:style-name="TableCell1076">
            <text:p text:style-name="P1077">X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</table:table-row>
        <table:table-row table:style-name="TableRow1084">
          <table:table-cell table:style-name="TableCell1085">
            <text:p text:style-name="P1086">Escenario 04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>X</text:p>
          </table:table-cell>
          <table:table-cell table:style-name="TableCell1095">
            <text:p text:style-name="P1096">X</text:p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>X</text:p>
          </table:table-cell>
          <table:table-cell table:style-name="TableCell1103">
            <text:p text:style-name="P1104">X</text:p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</table:table-row>
        <table:table-row table:style-name="TableRow1111">
          <table:table-cell table:style-name="TableCell1112">
            <text:p text:style-name="P1113">Escenario 05</text:p>
          </table:table-cell>
          <table:table-cell table:style-name="TableCell1114">
            <text:p text:style-name="P1115">X</text:p>
          </table:table-cell>
          <table:table-cell table:style-name="TableCell1116">
            <text:p text:style-name="P1117">X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>X</text:p>
          </table:table-cell>
          <table:table-cell table:style-name="TableCell1122">
            <text:p text:style-name="P1123">X</text:p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Escenario 06</text:p>
          </table:table-cell>
          <table:table-cell table:style-name="TableCell1141">
            <text:p text:style-name="P1142">X</text:p>
          </table:table-cell>
          <table:table-cell table:style-name="TableCell1143">
            <text:p text:style-name="P1144">X</text:p>
          </table:table-cell>
          <table:table-cell table:style-name="TableCell1145">
            <text:p text:style-name="P1146">X</text:p>
          </table:table-cell>
          <table:table-cell table:style-name="TableCell1147">
            <text:p text:style-name="P1148">X</text:p>
          </table:table-cell>
          <table:table-cell table:style-name="TableCell1149">
            <text:p text:style-name="P1150">X</text:p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>X</text:p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</table:table-row>
        <table:table-row table:style-name="TableRow1165">
          <table:table-cell table:style-name="TableCell1166">
            <text:p text:style-name="P1167"/>
          </table:table-cell>
          <table:table-cell table:style-name="TableCell1168">
            <text:p text:style-name="P1169">01</text:p>
          </table:table-cell>
          <table:table-cell table:style-name="TableCell1170">
            <text:p text:style-name="P1171">02</text:p>
          </table:table-cell>
          <table:table-cell table:style-name="TableCell1172">
            <text:p text:style-name="P1173">03</text:p>
          </table:table-cell>
          <table:table-cell table:style-name="TableCell1174">
            <text:p text:style-name="P1175">04</text:p>
          </table:table-cell>
          <table:table-cell table:style-name="TableCell1176">
            <text:p text:style-name="P1177">05</text:p>
          </table:table-cell>
          <table:table-cell table:style-name="TableCell1178">
            <text:p text:style-name="P1179">06</text:p>
          </table:table-cell>
          <table:table-cell table:style-name="TableCell1180">
            <text:p text:style-name="P1181">07</text:p>
          </table:table-cell>
          <table:table-cell table:style-name="TableCell1182">
            <text:p text:style-name="P1183">08</text:p>
          </table:table-cell>
          <table:table-cell table:style-name="TableCell1184">
            <text:p text:style-name="P1185">09</text:p>
          </table:table-cell>
          <table:table-cell table:style-name="TableCell1186">
            <text:p text:style-name="P1187">10</text:p>
          </table:table-cell>
          <table:table-cell table:style-name="TableCell1188">
            <text:p text:style-name="P1189">11</text:p>
          </table:table-cell>
          <table:table-cell table:style-name="TableCell1190">
            <text:p text:style-name="P1191"/>
          </table:table-cell>
        </table:table-row>
      </table:table>
      <text:p text:style-name="Normal"/>
      <text:p text:style-name="Normal"/>
      <text:p text:style-name="Normal"/>
      <text:soft-page-break/>
      <text:p text:style-name="P1192">Matriz de tipos de UML frente a Requisitos:</text:p>
      <text:p text:style-name="Normal"/>
      <table:table table:style-name="Table1193">
        <table:table-columns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>
            <text:p text:style-name="P1208"/>
          </table:table-cell>
          <table:table-cell table:style-name="TableCell1209" table:number-columns-spanned="11">
            <text:p text:style-name="P1210">Requisitos de in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1">
          <table:table-cell table:style-name="TableCell1212">
            <text:p text:style-name="P1213">Venta</text:p>
          </table:table-cell>
          <table:table-cell table:style-name="TableCell1214">
            <text:p text:style-name="P1215">x</text:p>
          </table:table-cell>
          <table:table-cell table:style-name="TableCell1216">
            <text:p text:style-name="P1217">x</text:p>
          </table:table-cell>
          <table:table-cell table:style-name="TableCell1218">
            <text:p text:style-name="P1219">x</text:p>
          </table:table-cell>
          <table:table-cell table:style-name="TableCell1220">
            <text:p text:style-name="P1221">x</text:p>
          </table:table-cell>
          <table:table-cell table:style-name="TableCell1222">
            <text:p text:style-name="P1223">x</text:p>
          </table:table-cell>
          <table:table-cell table:style-name="TableCell1224">
            <text:p text:style-name="P1225">X</text:p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p text:style-name="P1238">Traspaso - Pedido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>x</text:p>
          </table:table-cell>
          <table:table-cell table:style-name="TableCell1247">
            <text:p text:style-name="P1248">x</text:p>
          </table:table-cell>
          <table:table-cell table:style-name="TableCell1249">
            <text:p text:style-name="P1250">x</text:p>
          </table:table-cell>
          <table:table-cell table:style-name="TableCell1251">
            <text:p text:style-name="P1252">x</text:p>
          </table:table-cell>
          <table:table-cell table:style-name="TableCell1253">
            <text:p text:style-name="P1254">x</text:p>
          </table:table-cell>
          <table:table-cell table:style-name="TableCell1255">
            <text:p text:style-name="P1256">x</text:p>
          </table:table-cell>
          <table:table-cell table:style-name="TableCell1257">
            <text:p text:style-name="P1258">x</text:p>
          </table:table-cell>
          <table:table-cell table:style-name="TableCell1259">
            <text:p text:style-name="P1260">x</text:p>
          </table:table-cell>
        </table:table-row>
        <table:table-row table:style-name="TableRow1261">
          <table:table-cell table:style-name="TableCell1262">
            <text:p text:style-name="P1263"/>
          </table:table-cell>
          <table:table-cell table:style-name="TableCell1264">
            <text:p text:style-name="P1265">01</text:p>
          </table:table-cell>
          <table:table-cell table:style-name="TableCell1266">
            <text:p text:style-name="P1267">02</text:p>
          </table:table-cell>
          <table:table-cell table:style-name="TableCell1268">
            <text:p text:style-name="P1269">03</text:p>
          </table:table-cell>
          <table:table-cell table:style-name="TableCell1270">
            <text:p text:style-name="P1271">04</text:p>
          </table:table-cell>
          <table:table-cell table:style-name="TableCell1272">
            <text:p text:style-name="P1273">05</text:p>
          </table:table-cell>
          <table:table-cell table:style-name="TableCell1274">
            <text:p text:style-name="P1275">06</text:p>
          </table:table-cell>
          <table:table-cell table:style-name="TableCell1276">
            <text:p text:style-name="P1277">07</text:p>
          </table:table-cell>
          <table:table-cell table:style-name="TableCell1278">
            <text:p text:style-name="P1279">08</text:p>
          </table:table-cell>
          <table:table-cell table:style-name="TableCell1280">
            <text:p text:style-name="P1281">09</text:p>
          </table:table-cell>
          <table:table-cell table:style-name="TableCell1282">
            <text:p text:style-name="P1283">10</text:p>
          </table:table-cell>
          <table:table-cell table:style-name="TableCell1284">
            <text:p text:style-name="P1285">11</text:p>
          </table:table-cell>
        </table:table-row>
      </table:table>
      <text:p text:style-name="P1286"/>
      <text:p text:style-name="P1287"/>
      <text:p text:style-name="Normal"/>
      <text:p text:style-name="Normal"/>
      <table:table table:style-name="Table1288">
        <table:table-columns>
          <table:table-column table:style-name="TableColumn1289"/>
          <table:table-column table:style-name="TableColumn1290"/>
          <table:table-column table:style-name="TableColumn1291"/>
          <table:table-column table:style-name="TableColumn1292"/>
          <table:table-column table:style-name="TableColumn1293"/>
          <table:table-column table:style-name="TableColumn1294"/>
        </table:table-columns>
        <table:table-row table:style-name="TableRow1295">
          <table:table-cell table:style-name="TableCell1296">
            <text:p text:style-name="P1297"/>
          </table:table-cell>
          <table:table-cell table:style-name="TableCell1298" table:number-columns-spanned="5">
            <text:p text:style-name="P1299">Reglas de Negocio</text:p>
          </table:table-cell>
          <table:covered-table-cell/>
          <table:covered-table-cell/>
          <table:covered-table-cell/>
          <table:covered-table-cell/>
        </table:table-row>
        <table:table-row table:style-name="TableRow1300">
          <table:table-cell table:style-name="TableCell1301">
            <text:p text:style-name="P1302">VENTA</text:p>
          </table:table-cell>
          <table:table-cell table:style-name="TableCell1303">
            <text:p text:style-name="P1304">x</text:p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>x</text:p>
          </table:table-cell>
          <table:table-cell table:style-name="TableCell1311">
            <text:p text:style-name="P1312">x</text:p>
          </table:table-cell>
        </table:table-row>
        <table:table-row table:style-name="TableRow1313">
          <table:table-cell table:style-name="TableCell1314">
            <text:p text:style-name="P1315">TRASPASO - PEDIDO</text:p>
          </table:table-cell>
          <table:table-cell table:style-name="TableCell1316">
            <text:p text:style-name="P1317"/>
          </table:table-cell>
          <table:table-cell table:style-name="TableCell1318">
            <text:p text:style-name="P1319">x</text:p>
          </table:table-cell>
          <table:table-cell table:style-name="TableCell1320">
            <text:p text:style-name="P1321">x</text:p>
          </table:table-cell>
          <table:table-cell table:style-name="TableCell1322">
            <text:p text:style-name="P1323"/>
          </table:table-cell>
          <table:table-cell table:style-name="TableCell1324">
            <text:p text:style-name="P1325">x</text:p>
          </table:table-cell>
        </table:table-row>
        <table:table-row table:style-name="TableRow1326">
          <table:table-cell table:style-name="TableCell1327">
            <text:p text:style-name="P1328"/>
          </table:table-cell>
          <table:table-cell table:style-name="TableCell1329">
            <text:p text:style-name="P1330">01</text:p>
          </table:table-cell>
          <table:table-cell table:style-name="TableCell1331">
            <text:p text:style-name="P1332">02</text:p>
          </table:table-cell>
          <table:table-cell table:style-name="TableCell1333">
            <text:p text:style-name="P1334">03</text:p>
          </table:table-cell>
          <table:table-cell table:style-name="TableCell1335">
            <text:p text:style-name="P1336">04</text:p>
          </table:table-cell>
          <table:table-cell table:style-name="TableCell1337">
            <text:p text:style-name="P1338">05</text:p>
          </table:table-cell>
        </table:table-row>
      </table:table>
      <text:p text:style-name="P1339"/>
      <table:table table:style-name="Table1340">
        <table:table-columns>
          <table:table-column table:style-name="TableColumn1341"/>
          <table:table-column table:style-name="TableColumn1342"/>
          <table:table-column table:style-name="TableColumn1343"/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  <table:table-column table:style-name="TableColumn1351"/>
          <table:table-column table:style-name="TableColumn1352"/>
          <table:table-column table:style-name="TableColumn1353"/>
          <table:table-column table:style-name="TableColumn1354"/>
          <table:table-column table:style-name="TableColumn1355"/>
          <table:table-column table:style-name="TableColumn1356"/>
          <table:table-column table:style-name="TableColumn1357"/>
          <table:table-column table:style-name="TableColumn1358"/>
          <table:table-column table:style-name="TableColumn1359"/>
        </table:table-columns>
        <table:table-row table:style-name="TableRow1360">
          <table:table-cell table:style-name="TableCell1361">
            <text:p text:style-name="P1362"/>
          </table:table-cell>
          <table:table-cell table:style-name="TableCell1363" table:number-columns-spanned="18">
            <text:p text:style-name="P1364">Requisitos Funcion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5">
          <table:table-cell table:style-name="TableCell1366">
            <text:p text:style-name="P1367">Venta</text:p>
          </table:table-cell>
          <table:table-cell table:style-name="TableCell1368">
            <text:p text:style-name="P1369">X</text:p>
          </table:table-cell>
          <table:table-cell table:style-name="TableCell1370">
            <text:p text:style-name="P1371">X</text:p>
          </table:table-cell>
          <table:table-cell table:style-name="TableCell1372">
            <text:p text:style-name="P1373">X</text:p>
          </table:table-cell>
          <table:table-cell table:style-name="TableCell1374">
            <text:p text:style-name="P1375">X</text:p>
          </table:table-cell>
          <table:table-cell table:style-name="TableCell1376">
            <text:p text:style-name="P1377">X</text:p>
          </table:table-cell>
          <table:table-cell table:style-name="TableCell1378">
            <text:p text:style-name="P1379">X</text:p>
          </table:table-cell>
          <table:table-cell table:style-name="TableCell1380">
            <text:p text:style-name="P1381">x</text:p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>x</text:p>
          </table:table-cell>
          <table:table-cell table:style-name="TableCell1398">
            <text:p text:style-name="P1399">x</text:p>
          </table:table-cell>
          <table:table-cell table:style-name="TableCell1400">
            <text:p text:style-name="P1401">x</text:p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>Traspaso - Venta</text:p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>x</text:p>
          </table:table-cell>
          <table:table-cell table:style-name="TableCell1419">
            <text:p text:style-name="P1420">X</text:p>
          </table:table-cell>
          <table:table-cell table:style-name="TableCell1421">
            <text:p text:style-name="P1422">X</text:p>
          </table:table-cell>
          <table:table-cell table:style-name="TableCell1423">
            <text:p text:style-name="P1424">X</text:p>
          </table:table-cell>
          <table:table-cell table:style-name="TableCell1425">
            <text:p text:style-name="P1426">X</text:p>
          </table:table-cell>
          <table:table-cell table:style-name="TableCell1427">
            <text:p text:style-name="P1428">X</text:p>
          </table:table-cell>
          <table:table-cell table:style-name="TableCell1429">
            <text:p text:style-name="P1430">X</text:p>
          </table:table-cell>
          <table:table-cell table:style-name="TableCell1431">
            <text:p text:style-name="P1432">X</text:p>
          </table:table-cell>
          <table:table-cell table:style-name="TableCell1433">
            <text:p text:style-name="P1434">x</text:p>
          </table:table-cell>
          <table:table-cell table:style-name="TableCell1435">
            <text:p text:style-name="P1436">x</text:p>
          </table:table-cell>
          <table:table-cell table:style-name="TableCell1437">
            <text:p text:style-name="P1438">x</text:p>
          </table:table-cell>
          <table:table-cell table:style-name="TableCell1439">
            <text:p text:style-name="P1440"/>
          </table:table-cell>
          <table:table-cell table:style-name="TableCell1441">
            <text:p text:style-name="P1442">x</text:p>
          </table:table-cell>
        </table:table-row>
        <table:table-row table:style-name="TableRow1443">
          <table:table-cell table:style-name="TableCell1444">
            <text:p text:style-name="P1445"/>
          </table:table-cell>
          <table:table-cell table:style-name="TableCell1446">
            <text:p text:style-name="P1447">01</text:p>
          </table:table-cell>
          <table:table-cell table:style-name="TableCell1448">
            <text:p text:style-name="P1449">02</text:p>
          </table:table-cell>
          <table:table-cell table:style-name="TableCell1450">
            <text:p text:style-name="P1451">03</text:p>
          </table:table-cell>
          <table:table-cell table:style-name="TableCell1452">
            <text:p text:style-name="P1453">04</text:p>
          </table:table-cell>
          <table:table-cell table:style-name="TableCell1454">
            <text:p text:style-name="P1455">05</text:p>
          </table:table-cell>
          <table:table-cell table:style-name="TableCell1456">
            <text:p text:style-name="P1457">06</text:p>
          </table:table-cell>
          <table:table-cell table:style-name="TableCell1458">
            <text:p text:style-name="P1459">07</text:p>
          </table:table-cell>
          <table:table-cell table:style-name="TableCell1460">
            <text:p text:style-name="P1461">08</text:p>
          </table:table-cell>
          <table:table-cell table:style-name="TableCell1462">
            <text:p text:style-name="P1463">09</text:p>
          </table:table-cell>
          <table:table-cell table:style-name="TableCell1464">
            <text:p text:style-name="P1465">10</text:p>
          </table:table-cell>
          <table:table-cell table:style-name="TableCell1466">
            <text:p text:style-name="P1467">11</text:p>
          </table:table-cell>
          <table:table-cell table:style-name="TableCell1468">
            <text:p text:style-name="P1469">12</text:p>
          </table:table-cell>
          <table:table-cell table:style-name="TableCell1470">
            <text:p text:style-name="P1471">13</text:p>
          </table:table-cell>
          <table:table-cell table:style-name="TableCell1472">
            <text:p text:style-name="P1473">14</text:p>
          </table:table-cell>
          <table:table-cell table:style-name="TableCell1474">
            <text:p text:style-name="P1475">15</text:p>
          </table:table-cell>
          <table:table-cell table:style-name="TableCell1476">
            <text:p text:style-name="P1477">16</text:p>
          </table:table-cell>
          <table:table-cell table:style-name="TableCell1478">
            <text:p text:style-name="P1479">17</text:p>
          </table:table-cell>
          <table:table-cell table:style-name="TableCell1480">
            <text:p text:style-name="P1481">18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ús Pineda Márquez</meta:initial-creator>
    <dc:creator>Jesús Pineda Márquez</dc:creator>
    <meta:creation-date>2017-05-12T16:43:00Z</meta:creation-date>
    <dc:date>2017-05-12T16:47:00Z</dc:date>
    <meta:template xlink:href="Normal" xlink:type="simple"/>
    <meta:editing-cycles>4</meta:editing-cycles>
    <meta:editing-duration>PT180S</meta:editing-duration>
    <meta:document-statistic meta:page-count="4" meta:paragraph-count="3" meta:word-count="249" meta:character-count="1616" meta:row-count="11" meta:non-whitespace-character-count="1370"/>
  </office:meta>
</office:document-meta>
</file>